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1F0000138800000FA046672E30174FA53B.wmf" manifest:media-type="image/x-wmf"/>
  <manifest:file-entry manifest:full-path="Pictures/200002AC00001C2000001518117886E7F38EA0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4600001E14000016A85F30C57047375054.wmf" manifest:media-type="image/x-wmf"/>
  <manifest:file-entry manifest:full-path="Pictures/20000306000019640000183809090475A3EA81F8.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27C00001838000016A8F18055DDC17A9B37.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4D000012C0000011F838340481F9D8253F.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5600001F40000016A8F75E5898447AFF80.wmf" manifest:media-type="image/x-wmf"/>
  <manifest:file-entry manifest:full-path="Pictures/2000033400001EDC0000157CE5B6B47C62369EEA.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72A00003BC40000232857827BA30ED36AB6.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17100000CE400000C1CF228ABCF6C002FF2.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Pictures/2000019F00000E7400000FA09FE0D815F2C72B40.wmf" manifest:media-type="image/x-wmf"/>
  <manifest:file-entry manifest:full-path="Pictures/200002B7000014B4000014B4D8C8E4DC40498ADE.wmf" manifest:media-type="image/x-wmf"/>
  <manifest:file-entry manifest:full-path="Pictures/2000031600001838000016A86E63A2898A0BF87A.wmf" manifest:media-type="image/x-wmf"/>
  <manifest:file-entry manifest:full-path="Pictures/200003D200001F4000001C20C52E3D5BBDB068F4.wmf" manifest:media-type="image/x-wmf"/>
  <manifest:file-entry manifest:full-path="Pictures/2000014700000B5400000C1C437F85D282C3D89D.wmf" manifest:media-type="image/x-wmf"/>
  <manifest:file-entry manifest:full-path="Pictures/200001EB0000151800000FA0E3AEAB1873F7E497.wmf" manifest:media-type="image/x-wmf"/>
  <manifest:file-entry manifest:full-path="Pictures/20000259000011F8000014B4C40C992C35E624EB.wmf" manifest:media-type="image/x-wmf"/>
  <manifest:file-entry manifest:full-path="Pictures/200002C90000157C000016A8B31127CD5E0C1426.wmf" manifest:media-type="image/x-wmf"/>
  <manifest:file-entry manifest:full-path="Pictures/200002110000138800001130FFC0385A346AB49F.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c8635a" style:font-weight-asian="normal" style:font-weight-complex="normal"/>
    </style:style>
    <style:style style:name="P7" style:family="paragraph" style:parent-style-name="Text_20_body">
      <style:text-properties fo:language="en" fo:country="US" fo:font-weight="normal" officeooo:rsid="00b5b25e" officeooo:paragraph-rsid="00b644bd" style:font-weight-asian="normal" style:font-weight-complex="normal"/>
    </style:style>
    <style:style style:name="P8"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9" style:family="paragraph" style:parent-style-name="Text_20_body">
      <style:text-properties fo:language="en" fo:country="US" fo:font-weight="normal" officeooo:rsid="0018e0d3" officeooo:paragraph-rsid="0018e0d3" fo:background-color="#ffff00" style:font-weight-asian="normal" style:font-weight-complex="normal"/>
    </style:style>
    <style:style style:name="P10" style:family="paragraph" style:parent-style-name="Text_20_body">
      <style:text-properties fo:language="en" fo:country="US" fo:font-weight="normal" officeooo:rsid="0018e0d3" officeooo:paragraph-rsid="00b8666c" fo:background-color="#ffff00" style:font-weight-asian="normal" style:font-weight-complex="normal"/>
    </style:style>
    <style:style style:name="P11" style:family="paragraph" style:parent-style-name="Text_20_body">
      <style:text-properties fo:language="en" fo:country="US" fo:font-weight="normal" officeooo:rsid="00e7875a" officeooo:paragraph-rsid="00e7875a" fo:background-color="#ffff00" style:font-weight-asian="normal" style:font-weight-complex="normal"/>
    </style:style>
    <style:style style:name="P12" style:family="paragraph" style:parent-style-name="Text_20_body">
      <style:paragraph-properties fo:text-align="center" style:justify-single-word="false"/>
      <style:text-properties fo:language="en" fo:country="US" officeooo:rsid="0023708e" officeooo:paragraph-rsid="0043a799"/>
    </style:style>
    <style:style style:name="P13" style:family="paragraph" style:parent-style-name="Text_20_body">
      <style:text-properties fo:language="en" fo:country="US" officeooo:rsid="0023708e" officeooo:paragraph-rsid="00b21100"/>
    </style:style>
    <style:style style:name="P14" style:family="paragraph" style:parent-style-name="Text_20_body">
      <style:paragraph-properties fo:text-align="center" style:justify-single-word="false"/>
      <style:text-properties fo:language="en" fo:country="US" officeooo:rsid="001543f3" officeooo:paragraph-rsid="001543f3"/>
    </style:style>
    <style:style style:name="P15" style:family="paragraph" style:parent-style-name="Text_20_body">
      <style:text-properties fo:language="en" fo:country="US" officeooo:rsid="001543f3" officeooo:paragraph-rsid="00b070cb"/>
    </style:style>
    <style:style style:name="P16" style:family="paragraph" style:parent-style-name="Text_20_body">
      <style:text-properties fo:language="en" fo:country="US" officeooo:rsid="00168d31" officeooo:paragraph-rsid="00473e11" fo:background-color="#ffff00"/>
    </style:style>
    <style:style style:name="P17" style:family="paragraph" style:parent-style-name="Text_20_body">
      <style:text-properties fo:language="en" fo:country="US" officeooo:rsid="00168d31" officeooo:paragraph-rsid="00aaa65e" fo:background-color="#ffff00"/>
    </style:style>
    <style:style style:name="P18" style:family="paragraph" style:parent-style-name="Text_20_body">
      <style:text-properties fo:language="en" fo:country="US" officeooo:rsid="00168d31" officeooo:paragraph-rsid="00ad9d21" fo:background-color="#ffff00"/>
    </style:style>
    <style:style style:name="P19" style:family="paragraph" style:parent-style-name="Text_20_body">
      <style:text-properties fo:language="en" fo:country="US" officeooo:rsid="0061a6c1" officeooo:paragraph-rsid="006c1312" fo:background-color="#ffff00"/>
    </style:style>
    <style:style style:name="P20" style:family="paragraph" style:parent-style-name="Text_20_body">
      <style:text-properties fo:language="en" fo:country="US" officeooo:rsid="0061a6c1" officeooo:paragraph-rsid="00aaa65e" fo:background-color="#ffff00"/>
    </style:style>
    <style:style style:name="P21" style:family="paragraph" style:parent-style-name="Text_20_body">
      <style:text-properties fo:language="en" fo:country="US" officeooo:rsid="00514737" officeooo:paragraph-rsid="00787e28" fo:background-color="#ffff00"/>
    </style:style>
    <style:style style:name="P22" style:family="paragraph" style:parent-style-name="Text_20_body">
      <style:text-properties fo:language="en" fo:country="US" officeooo:rsid="00514737" officeooo:paragraph-rsid="00a7a33a" fo:background-color="#ffff00"/>
    </style:style>
    <style:style style:name="P23" style:family="paragraph" style:parent-style-name="Text_20_body">
      <style:text-properties fo:language="en" fo:country="US" officeooo:rsid="008c915d" officeooo:paragraph-rsid="00a7a33a" fo:background-color="#ffff00"/>
    </style:style>
    <style:style style:name="P24" style:family="paragraph" style:parent-style-name="Text_20_body">
      <style:text-properties fo:language="en" fo:country="US" officeooo:rsid="005e395e" officeooo:paragraph-rsid="00aaa65e" fo:background-color="#ffff00"/>
    </style:style>
    <style:style style:name="P25" style:family="paragraph" style:parent-style-name="Text_20_body">
      <style:text-properties fo:language="en" fo:country="US" officeooo:rsid="00168d31" officeooo:paragraph-rsid="0043a799" fo:background-color="transparent"/>
    </style:style>
    <style:style style:name="P26" style:family="paragraph" style:parent-style-name="Text_20_body">
      <style:text-properties fo:language="en" fo:country="US" officeooo:rsid="002a9196" officeooo:paragraph-rsid="002a9196" fo:background-color="transparent"/>
    </style:style>
    <style:style style:name="P27" style:family="paragraph" style:parent-style-name="Text_20_body">
      <style:text-properties fo:language="en" fo:country="US" officeooo:rsid="00315e41" officeooo:paragraph-rsid="00315e41" fo:background-color="transparent"/>
    </style:style>
    <style:style style:name="P28" style:family="paragraph" style:parent-style-name="Text_20_body">
      <style:text-properties fo:language="en" fo:country="US" officeooo:rsid="0078aeef" officeooo:paragraph-rsid="0078aeef" fo:background-color="transparent"/>
    </style:style>
    <style:style style:name="P29" style:family="paragraph" style:parent-style-name="Text_20_body">
      <style:text-properties fo:language="en" fo:country="US" officeooo:rsid="0078aeef" officeooo:paragraph-rsid="0078de57" fo:background-color="transparent"/>
    </style:style>
    <style:style style:name="P30" style:family="paragraph" style:parent-style-name="Text_20_body">
      <style:text-properties fo:language="en" fo:country="US" officeooo:rsid="0089084c" officeooo:paragraph-rsid="0089084c" fo:background-color="transparent"/>
    </style:style>
    <style:style style:name="P31" style:family="paragraph" style:parent-style-name="Text_20_body">
      <style:text-properties fo:language="en" fo:country="US" officeooo:rsid="0093258d" officeooo:paragraph-rsid="00944750" fo:background-color="transparent"/>
    </style:style>
    <style:style style:name="P32" style:family="paragraph" style:parent-style-name="Text_20_body">
      <style:text-properties fo:language="en" fo:country="US" officeooo:rsid="0070f1cc" officeooo:paragraph-rsid="00aa4652" fo:background-color="transparent"/>
    </style:style>
    <style:style style:name="P33" style:family="paragraph" style:parent-style-name="Text_20_body">
      <style:text-properties fo:language="en" fo:country="US" officeooo:rsid="005775d8" officeooo:paragraph-rsid="00abd454" fo:background-color="transparent"/>
    </style:style>
    <style:style style:name="P34" style:family="paragraph" style:parent-style-name="Text_20_body">
      <style:text-properties fo:language="en" fo:country="US" officeooo:rsid="008d3c32" officeooo:paragraph-rsid="00abd454" fo:background-color="transparent"/>
    </style:style>
    <style:style style:name="P35" style:family="paragraph" style:parent-style-name="Text_20_body">
      <style:text-properties fo:language="en" fo:country="US" officeooo:rsid="0040a07e" officeooo:paragraph-rsid="0041b03f"/>
    </style:style>
    <style:style style:name="P36" style:family="paragraph" style:parent-style-name="Text_20_body">
      <style:text-properties fo:language="en" fo:country="US" officeooo:rsid="0040a07e" officeooo:paragraph-rsid="0040a07e"/>
    </style:style>
    <style:style style:name="P37"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9"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40" style:family="paragraph" style:parent-style-name="Text_20_body">
      <style:text-properties fo:language="en" fo:country="US" fo:font-style="normal" fo:font-weight="normal" officeooo:rsid="00c8635a" officeooo:paragraph-rsid="00c8635a" style:font-style-asian="normal" style:font-weight-asian="normal" style:font-style-complex="normal" style:font-weight-complex="normal"/>
    </style:style>
    <style:style style:name="P41" style:family="paragraph" style:parent-style-name="Text_20_body">
      <style:text-properties fo:language="en" fo:country="US" fo:font-weight="bold" officeooo:rsid="00a61f5e" officeooo:paragraph-rsid="00a61f5e" style:font-weight-asian="bold" style:font-weight-complex="bold"/>
    </style:style>
    <style:style style:name="P42" style:family="paragraph" style:parent-style-name="Text_20_body">
      <style:text-properties fo:language="en" fo:country="US" fo:font-weight="bold" officeooo:rsid="00a61f5e" officeooo:paragraph-rsid="00a789f1" style:font-weight-asian="bold" style:font-weight-complex="bold"/>
    </style:style>
    <style:style style:name="P43" style:family="paragraph" style:parent-style-name="Text_20_body">
      <style:text-properties fo:language="en" fo:country="US" officeooo:rsid="00131e91" officeooo:paragraph-rsid="00ae24a8"/>
    </style:style>
    <style:style style:name="P44" style:family="paragraph" style:parent-style-name="Text_20_body">
      <style:text-properties fo:language="en" fo:country="US" officeooo:rsid="00d95050" officeooo:paragraph-rsid="00d95050"/>
    </style:style>
    <style:style style:name="P45" style:family="paragraph" style:parent-style-name="Text_20_body">
      <style:text-properties fo:language="en" fo:country="US" officeooo:rsid="00db3dcd" officeooo:paragraph-rsid="00db3dcd"/>
    </style:style>
    <style:style style:name="P46" style:family="paragraph" style:parent-style-name="Text_20_body">
      <style:text-properties fo:language="en" fo:country="US" officeooo:rsid="00dbfea3" officeooo:paragraph-rsid="00dd7df5"/>
    </style:style>
    <style:style style:name="P47" style:family="paragraph" style:parent-style-name="Text_20_body">
      <style:text-properties fo:language="en" fo:country="US" officeooo:rsid="00dd0ef3" officeooo:paragraph-rsid="00dd7df5"/>
    </style:style>
    <style:style style:name="P48" style:family="paragraph" style:parent-style-name="Text_20_body">
      <style:text-properties fo:language="en" fo:country="US" officeooo:rsid="00dd7df5" officeooo:paragraph-rsid="00e2e3eb"/>
    </style:style>
    <style:style style:name="P49" style:family="paragraph" style:parent-style-name="Text_20_body">
      <style:text-properties officeooo:rsid="0041ed48" officeooo:paragraph-rsid="0041ed48"/>
    </style:style>
    <style:style style:name="P50" style:family="paragraph" style:parent-style-name="Text_20_body">
      <style:text-properties officeooo:rsid="005a870b" officeooo:paragraph-rsid="005a870b"/>
    </style:style>
    <style:style style:name="P51" style:family="paragraph" style:parent-style-name="Text_20_body">
      <style:text-properties officeooo:rsid="009639eb" officeooo:paragraph-rsid="009639eb"/>
    </style:style>
    <style:style style:name="P52" style:family="paragraph" style:parent-style-name="Text_20_body">
      <style:text-properties fo:font-style="normal" officeooo:rsid="009ec4b7" officeooo:paragraph-rsid="009ec4b7" style:font-style-asian="normal" style:font-style-complex="normal"/>
    </style:style>
    <style:style style:name="P53" style:family="paragraph" style:parent-style-name="Text_20_body">
      <style:text-properties officeooo:rsid="0097bd3c" officeooo:paragraph-rsid="0097bd3c"/>
    </style:style>
    <style:style style:name="P54"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55" style:family="paragraph" style:parent-style-name="Text_20_body">
      <style:text-properties officeooo:paragraph-rsid="00d57c9c" fo:background-color="transparent"/>
    </style:style>
    <style:style style:name="P56" style:family="paragraph" style:parent-style-name="Text_20_body">
      <style:text-properties officeooo:rsid="00d57c9c" officeooo:paragraph-rsid="00d71fee"/>
    </style:style>
    <style:style style:name="P57" style:family="paragraph" style:parent-style-name="Title">
      <style:text-properties fo:language="en" fo:country="US" officeooo:rsid="000c55f9" officeooo:paragraph-rsid="000c55f9"/>
    </style:style>
    <style:style style:name="P58"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59"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60"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61"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62" style:family="paragraph" style:parent-style-name="Footnote">
      <style:text-properties fo:language="en" fo:country="US" officeooo:rsid="004c1e96" officeooo:paragraph-rsid="004c1e96"/>
    </style:style>
    <style:style style:name="P63" style:family="paragraph" style:parent-style-name="Footnote">
      <style:text-properties officeooo:rsid="009b406c" officeooo:paragraph-rsid="009b406c"/>
    </style:style>
    <style:style style:name="P64" style:family="paragraph" style:parent-style-name="Text_20_body">
      <style:paragraph-properties fo:text-align="center" style:justify-single-word="false" fo:orphans="0" fo:widows="0" style:writing-mode="page"/>
      <style:text-properties officeooo:paragraph-rsid="005e1fc3"/>
    </style:style>
    <style:style style:name="P65" style:family="paragraph" style:parent-style-name="Text_20_body">
      <style:paragraph-properties fo:text-align="center" style:justify-single-word="false" fo:orphans="0" fo:widows="0" style:writing-mode="page"/>
      <style:text-properties officeooo:paragraph-rsid="0069291f"/>
    </style:style>
    <style:style style:name="P66" style:family="paragraph" style:parent-style-name="Text_20_body">
      <style:paragraph-properties fo:text-align="center" style:justify-single-word="false" fo:orphans="0" fo:widows="0" style:writing-mode="page"/>
      <style:text-properties officeooo:paragraph-rsid="0070f1cc"/>
    </style:style>
    <style:style style:name="P67" style:family="paragraph" style:parent-style-name="Text_20_body">
      <style:paragraph-properties fo:text-align="center" style:justify-single-word="false" fo:orphans="0" fo:widows="0" style:writing-mode="page"/>
      <style:text-properties officeooo:paragraph-rsid="0073848f"/>
    </style:style>
    <style:style style:name="P68" style:family="paragraph" style:parent-style-name="Text_20_body">
      <style:paragraph-properties fo:text-align="center" style:justify-single-word="false" fo:orphans="0" fo:widows="0" style:writing-mode="page"/>
      <style:text-properties officeooo:paragraph-rsid="00790c55"/>
    </style:style>
    <style:style style:name="P69" style:family="paragraph" style:parent-style-name="Text_20_body">
      <style:paragraph-properties fo:text-align="center" style:justify-single-word="false" fo:orphans="0" fo:widows="0" style:writing-mode="page"/>
      <style:text-properties officeooo:paragraph-rsid="00823588"/>
    </style:style>
    <style:style style:name="P70" style:family="paragraph" style:parent-style-name="Text_20_body">
      <style:paragraph-properties fo:text-align="center" style:justify-single-word="false" fo:orphans="0" fo:widows="0" style:writing-mode="page"/>
      <style:text-properties officeooo:paragraph-rsid="008616c3"/>
    </style:style>
    <style:style style:name="P71" style:family="paragraph" style:parent-style-name="Text_20_body">
      <style:paragraph-properties fo:text-align="center" style:justify-single-word="false" fo:orphans="0" fo:widows="0" style:writing-mode="page"/>
      <style:text-properties officeooo:paragraph-rsid="008ac836"/>
    </style:style>
    <style:style style:name="P72" style:family="paragraph" style:parent-style-name="Text_20_body">
      <style:paragraph-properties fo:text-align="center" style:justify-single-word="false" fo:orphans="0" fo:widows="0" style:writing-mode="page"/>
      <style:text-properties officeooo:paragraph-rsid="00916d84"/>
    </style:style>
    <style:style style:name="P73" style:family="paragraph" style:parent-style-name="Text_20_body">
      <style:paragraph-properties fo:text-align="center" style:justify-single-word="false" fo:orphans="0" fo:widows="0" style:writing-mode="page"/>
      <style:text-properties officeooo:paragraph-rsid="00a61f5e"/>
    </style:style>
    <style:style style:name="P74" style:family="paragraph" style:parent-style-name="Text_20_body">
      <style:paragraph-properties fo:text-align="center" style:justify-single-word="false" fo:orphans="0" fo:widows="0" style:writing-mode="page"/>
      <style:text-properties officeooo:paragraph-rsid="00a789f1"/>
    </style:style>
    <style:style style:name="P75" style:family="paragraph" style:parent-style-name="Text_20_body">
      <style:paragraph-properties fo:text-align="center" style:justify-single-word="false" fo:orphans="0" fo:widows="0" style:writing-mode="page"/>
      <style:text-properties officeooo:paragraph-rsid="00b644bd"/>
    </style:style>
    <style:style style:name="P76" style:family="paragraph" style:parent-style-name="Text_20_body">
      <style:paragraph-properties fo:text-align="center" style:justify-single-word="false" fo:orphans="0" fo:widows="0" style:writing-mode="page"/>
      <style:text-properties officeooo:paragraph-rsid="00bce04c"/>
    </style:style>
    <style:style style:name="P77" style:family="paragraph" style:parent-style-name="Text_20_body">
      <style:paragraph-properties fo:text-align="center" style:justify-single-word="false" fo:orphans="0" fo:widows="0" style:writing-mode="page"/>
      <style:text-properties officeooo:paragraph-rsid="00cd5aa8"/>
    </style:style>
    <style:style style:name="P78" style:family="paragraph" style:parent-style-name="Text_20_body">
      <style:paragraph-properties fo:text-align="center" style:justify-single-word="false" fo:orphans="0" fo:widows="0" style:writing-mode="page"/>
      <style:text-properties officeooo:paragraph-rsid="00d71fee"/>
    </style:style>
    <style:style style:name="P79" style:family="paragraph" style:parent-style-name="Text_20_body">
      <style:paragraph-properties fo:text-align="center" style:justify-single-word="false" fo:orphans="0" fo:widows="0" style:writing-mode="page"/>
      <style:text-properties officeooo:paragraph-rsid="00e2e3eb"/>
    </style:style>
    <style:style style:name="P80" style:family="paragraph" style:parent-style-name="Text_20_body">
      <style:paragraph-properties fo:text-align="center" style:justify-single-word="false" fo:orphans="0" fo:widows="0" style:writing-mode="page"/>
      <style:text-properties officeooo:paragraph-rsid="00e7875a"/>
    </style:style>
    <style:style style:name="P81" style:family="paragraph" style:parent-style-name="Text_20_body" style:list-style-name="L1">
      <style:text-properties fo:language="en" fo:country="US" officeooo:rsid="000ffe78" officeooo:paragraph-rsid="000ffe78"/>
    </style:style>
    <style:style style:name="P82" style:family="paragraph" style:parent-style-name="Text_20_body" style:list-style-name="L1">
      <style:text-properties fo:language="en" fo:country="US" officeooo:rsid="000ffe78" officeooo:paragraph-rsid="002049a9"/>
    </style:style>
    <style:style style:name="P83" style:family="paragraph" style:parent-style-name="Text_20_body" style:list-style-name="L1">
      <style:text-properties fo:language="en" fo:country="US" officeooo:rsid="002049a9" officeooo:paragraph-rsid="002049a9"/>
    </style:style>
    <style:style style:name="P84" style:family="paragraph" style:parent-style-name="Text_20_body" style:list-style-name="L2">
      <style:text-properties fo:language="en" fo:country="US" fo:font-weight="normal" officeooo:rsid="0018e0d3" officeooo:paragraph-rsid="00c8635a" style:font-weight-asian="normal" style:font-weight-complex="normal"/>
    </style:style>
    <style:style style:name="P85" style:family="paragraph" style:parent-style-name="Text_20_body" style:list-style-name="L2">
      <style:text-properties fo:language="en" fo:country="US" fo:font-weight="normal" officeooo:rsid="00c8635a" officeooo:paragraph-rsid="00c8635a" style:font-weight-asian="normal" style:font-weight-complex="normal"/>
    </style:style>
    <style:style style:name="P86" style:family="paragraph" style:parent-style-name="Text_20_body" style:list-style-name="L2">
      <style:text-properties fo:language="en" fo:country="US" fo:font-weight="normal" officeooo:rsid="00c8c94c" officeooo:paragraph-rsid="00c8c94c" style:font-weight-asian="normal" style:font-weight-complex="normal"/>
    </style:style>
    <style:style style:name="P87" style:family="paragraph" style:parent-style-name="Text_20_body">
      <style:text-properties fo:language="en" fo:country="US" fo:font-weight="normal" officeooo:rsid="00f04737" officeooo:paragraph-rsid="00f04737" fo:background-color="#ffff00" style:font-weight-asian="normal" style:font-weight-complex="normal"/>
    </style:style>
    <style:style style:name="P88" style:family="paragraph" style:parent-style-name="Text_20_body">
      <style:text-properties fo:language="en" fo:country="US" fo:font-weight="normal" officeooo:rsid="00ede656" officeooo:paragraph-rsid="00ede656" fo:background-color="transparent" style:font-weight-asian="normal" style:font-weight-complex="normal"/>
    </style:style>
    <style:style style:name="P89" style:family="paragraph" style:parent-style-name="Text_20_body">
      <style:text-properties fo:language="en" fo:country="US" fo:font-weight="normal" officeooo:rsid="00eedcbf" officeooo:paragraph-rsid="00eedcbf" fo:background-color="transparent" style:font-weight-asian="normal" style:font-weight-complex="normal"/>
    </style:style>
    <style:style style:name="P90" style:family="paragraph" style:parent-style-name="Text_20_body" style:list-style-name="L3">
      <style:text-properties fo:language="en" fo:country="US" officeooo:rsid="00db3dcd" officeooo:paragraph-rsid="00db3dcd"/>
    </style:style>
    <style:style style:name="P91" style:family="paragraph" style:parent-style-name="Text_20_body">
      <style:text-properties fo:language="en" fo:country="US" fo:font-weight="bold" officeooo:rsid="004748c7" officeooo:paragraph-rsid="004748c7" style:font-weight-asian="bold" style:font-weight-complex="bold"/>
    </style:style>
    <style:style style:name="P92" style:family="paragraph" style:parent-style-name="Text_20_body">
      <style:text-properties fo:language="en" fo:country="US" fo:font-weight="bold" officeooo:rsid="00f112f8" officeooo:paragraph-rsid="00f112f8" style:font-weight-asian="bold" style:font-weight-complex="bold"/>
    </style:style>
    <style:style style:name="P93" style:family="paragraph" style:parent-style-name="Text_20_body">
      <style:text-properties fo:language="en" fo:country="US" fo:font-weight="bold" officeooo:rsid="00f303c1" officeooo:paragraph-rsid="00f303c1" style:font-weight-asian="bold" style:font-weight-complex="bold"/>
    </style:style>
    <style:style style:name="P94" style:family="paragraph" style:parent-style-name="Text_20_body">
      <style:paragraph-properties fo:text-align="center" style:justify-single-word="false" fo:orphans="0" fo:widows="0" style:writing-mode="page"/>
      <style:text-properties officeooo:paragraph-rsid="00ef3a6f"/>
    </style:style>
    <style:style style:name="P95" style:family="paragraph" style:parent-style-name="Heading_20_2">
      <style:text-properties fo:language="en" fo:country="US"/>
    </style:style>
    <style:style style:name="P96" style:family="paragraph" style:parent-style-name="Heading_20_2">
      <style:text-properties fo:language="en" fo:country="US" officeooo:rsid="0041ed48" officeooo:paragraph-rsid="0041ed48"/>
    </style:style>
    <style:style style:name="P97" style:family="paragraph" style:parent-style-name="Heading_20_2">
      <style:text-properties fo:language="en" fo:country="US" officeooo:rsid="0041ed48" officeooo:paragraph-rsid="0043a799"/>
    </style:style>
    <style:style style:name="P98" style:family="paragraph" style:parent-style-name="Heading_20_2">
      <style:text-properties fo:language="en" fo:country="US" officeooo:rsid="00473e11" officeooo:paragraph-rsid="00473e11"/>
    </style:style>
    <style:style style:name="P99" style:family="paragraph" style:parent-style-name="Heading_20_2">
      <style:text-properties fo:language="en" fo:country="US" officeooo:rsid="0097bd3c" officeooo:paragraph-rsid="0097bd3c"/>
    </style:style>
    <style:style style:name="P100" style:family="paragraph" style:parent-style-name="Heading_20_2">
      <style:text-properties fo:language="en" fo:country="US" officeooo:rsid="00d8ef21" officeooo:paragraph-rsid="00d8ef21"/>
    </style:style>
    <style:style style:name="P101" style:family="paragraph" style:parent-style-name="Heading_20_1">
      <style:text-properties fo:language="en" fo:country="US" officeooo:rsid="00131e91" officeooo:paragraph-rsid="003f8623"/>
    </style:style>
    <style:style style:name="P102" style:family="paragraph" style:parent-style-name="Heading_20_1">
      <style:text-properties fo:language="en" fo:country="US" officeooo:rsid="0018e0d3" officeooo:paragraph-rsid="0073848f"/>
    </style:style>
    <style:style style:name="P103" style:family="paragraph" style:parent-style-name="Heading_20_1">
      <style:text-properties fo:language="en" fo:country="US" officeooo:rsid="00473e11" officeooo:paragraph-rsid="00b8666c"/>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style:font-size-asian="11pt" style:font-size-complex="11pt"/>
    </style:style>
    <style:style style:name="T5" style:family="text">
      <style:text-properties style:font-name="Liberation Mono" fo:font-size="11pt" officeooo:rsid="00119c19" style:font-size-asian="11pt" style:font-size-complex="11pt"/>
    </style:style>
    <style:style style:name="T6" style:family="text">
      <style:text-properties style:font-name="Liberation Mono" fo:font-size="11pt" officeooo:rsid="0044c4ad" style:font-size-asian="11pt" style:font-size-complex="11pt"/>
    </style:style>
    <style:style style:name="T7" style:family="text">
      <style:text-properties style:font-name="Liberation Mono" fo:font-size="11pt" officeooo:rsid="0078de57" style:font-size-asian="11pt" style:font-size-complex="11pt"/>
    </style:style>
    <style:style style:name="T8" style:family="text">
      <style:text-properties style:font-name="Liberation Mono" fo:font-size="11pt" officeooo:rsid="00b8666c" style:font-size-asian="11pt" style:font-size-complex="11pt"/>
    </style:style>
    <style:style style:name="T9" style:family="text">
      <style:text-properties style:font-name="Liberation Mono" fo:font-size="11pt" officeooo:rsid="00db3dcd" style:font-size-asian="11pt" style:font-size-complex="11pt"/>
    </style:style>
    <style:style style:name="T10" style:family="text">
      <style:text-properties style:font-name="Liberation Mono" fo:font-size="11pt" officeooo:rsid="00def13e" style:font-size-asian="11pt" style:font-size-complex="11pt"/>
    </style:style>
    <style:style style:name="T11" style:family="text">
      <style:text-properties style:font-name="Liberation Mono" fo:font-size="11pt" officeooo:rsid="00e0dc35" style:font-size-asian="11pt" style:font-size-complex="11pt"/>
    </style:style>
    <style:style style:name="T12" style:family="text">
      <style:text-properties style:font-name="Liberation Mono" fo:font-size="11pt" fo:font-style="normal" style:font-size-asian="11pt" style:font-style-asian="normal" style:font-size-complex="11pt" style:font-style-complex="normal"/>
    </style:style>
    <style:style style:name="T13" style:family="text">
      <style:text-properties style:font-name="Liberation Mono" fo:font-size="11pt" fo:font-style="normal" officeooo:rsid="002049a9" style:font-size-asian="11pt" style:font-style-asian="normal" style:font-size-complex="11pt" style:font-style-complex="normal"/>
    </style:style>
    <style:style style:name="T14" style:family="text">
      <style:text-properties style:font-name="Liberation Mono" fo:font-size="11pt" fo:font-style="normal" officeooo:rsid="0041ed48" style:font-size-asian="11pt" style:font-style-asian="normal" style:font-size-complex="11pt" style:font-style-complex="normal"/>
    </style:style>
    <style:style style:name="T15" style:family="text">
      <style:text-properties style:font-name="Liberation Mono" fo:font-size="11pt" fo:font-style="normal" officeooo:rsid="00730145" style:font-size-asian="11pt" style:font-style-asian="normal" style:font-size-complex="11pt" style:font-style-complex="normal"/>
    </style:style>
    <style:style style:name="T16"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7"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9"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20"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21"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22"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23" style:family="text">
      <style:text-properties style:font-name="Liberation Mono" fo:font-size="11pt" fo:font-weight="normal" style:font-size-asian="11pt" style:font-weight-asian="normal" style:font-size-complex="11pt" style:font-weight-complex="normal"/>
    </style:style>
    <style:style style:name="T24" style:family="text">
      <style:text-properties style:font-name="Liberation Mono" fo:font-size="11pt" fo:font-weight="normal" officeooo:rsid="00a789f1" style:font-size-asian="11pt" style:font-weight-asian="normal" style:font-size-complex="11pt" style:font-weight-complex="normal"/>
    </style:style>
    <style:style style:name="T25" style:family="text">
      <style:text-properties style:font-name="Liberation Mono" fo:font-size="11pt" fo:language="en" fo:country="US" style:font-size-asian="11pt" style:font-size-complex="11pt"/>
    </style:style>
    <style:style style:name="T26" style:family="text">
      <style:text-properties style:font-name="Liberation Mono" fo:font-size="11pt" fo:language="en" fo:country="US" officeooo:rsid="005c30ad" style:font-size-asian="11pt" style:font-size-complex="11pt"/>
    </style:style>
    <style:style style:name="T27"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28"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29" style:family="text">
      <style:text-properties style:font-name="Liberation Mono" fo:font-size="11pt" fo:language="en" fo:country="US" fo:font-style="normal" fo:font-weight="normal" officeooo:rsid="00c9fa64" style:font-size-asian="11pt" style:font-style-asian="normal" style:font-weight-asian="normal" style:font-size-complex="11pt" style:font-style-complex="normal" style:font-weight-complex="normal"/>
    </style:style>
    <style:style style:name="T30" style:family="text">
      <style:text-properties style:font-name="Liberation Mono" fo:font-size="11pt" fo:language="en" fo:country="US" fo:font-style="normal" fo:font-weight="normal" officeooo:rsid="00ca2391" style:font-size-asian="11pt" style:font-style-asian="normal" style:font-weight-asian="normal" style:font-size-complex="11pt" style:font-style-complex="normal" style:font-weight-complex="normal"/>
    </style:style>
    <style:style style:name="T31" style:family="text">
      <style:text-properties style:font-name="Liberation Mono" fo:font-size="11pt" fo:language="en" fo:country="US" fo:font-style="normal" fo:font-weight="normal" officeooo:rsid="00d8ef21" style:font-size-asian="11pt" style:font-style-asian="normal" style:font-weight-asian="normal" style:font-size-complex="11pt" style:font-style-complex="normal" style:font-weight-complex="normal"/>
    </style:style>
    <style:style style:name="T32" style:family="text">
      <style:text-properties style:font-name="Liberation Mono" fo:font-size="11pt" fo:language="en" fo:country="US" fo:font-style="normal" fo:font-weight="normal" officeooo:rsid="00d09512" style:font-size-asian="11pt" style:font-style-asian="normal" style:font-weight-asian="normal" style:font-size-complex="11pt" style:font-style-complex="normal" style:font-weight-complex="normal"/>
    </style:style>
    <style:style style:name="T33" style:family="text">
      <style:text-properties style:font-name="Liberation Mono" fo:font-size="11pt" fo:language="en" fo:country="US" fo:font-weight="normal" fo:background-color="transparent" loext:char-shading-value="0" style:font-size-asian="11pt" style:font-weight-asian="normal" style:font-size-complex="11pt" style:font-weight-complex="normal"/>
    </style:style>
    <style:style style:name="T34" style:family="text">
      <style:text-properties style:font-name="Liberation Mono" fo:font-size="11pt" fo:background-color="transparent" loext:char-shading-value="0" style:font-size-asian="11pt" style:font-size-complex="11pt"/>
    </style:style>
    <style:style style:name="T35" style:family="text">
      <style:text-properties fo:language="en" fo:country="US"/>
    </style:style>
    <style:style style:name="T36" style:family="text">
      <style:text-properties fo:language="en" fo:country="US" fo:font-weight="normal" officeooo:rsid="00c9fa64" style:font-weight-asian="normal" style:font-weight-complex="normal"/>
    </style:style>
    <style:style style:name="T37" style:family="text">
      <style:text-properties fo:language="en" fo:country="US" fo:font-weight="normal" officeooo:rsid="00a61f5e" style:font-weight-asian="normal" style:font-weight-complex="normal"/>
    </style:style>
    <style:style style:name="T38" style:family="text">
      <style:text-properties fo:language="en" fo:country="US" fo:font-weight="normal" officeooo:rsid="00cf9dee" style:font-weight-asian="normal" style:font-weight-complex="normal"/>
    </style:style>
    <style:style style:name="T39" style:family="text">
      <style:text-properties fo:language="en" fo:country="US" fo:font-weight="normal" fo:background-color="transparent" loext:char-shading-value="0" style:font-weight-asian="normal" style:font-weight-complex="normal"/>
    </style:style>
    <style:style style:name="T40" style:family="text">
      <style:text-properties fo:language="en" fo:country="US" fo:font-weight="normal" officeooo:rsid="0018e0d3" fo:background-color="transparent" loext:char-shading-value="0" style:font-weight-asian="normal" style:font-weight-complex="normal"/>
    </style:style>
    <style:style style:name="T41" style:family="text">
      <style:text-properties fo:language="en" fo:country="US" fo:font-weight="normal" officeooo:rsid="00b42fae" fo:background-color="transparent" loext:char-shading-value="0" style:font-weight-asian="normal" style:font-weight-complex="normal"/>
    </style:style>
    <style:style style:name="T42" style:family="text">
      <style:text-properties fo:language="en" fo:country="US" fo:font-weight="normal" officeooo:rsid="00d71fee" fo:background-color="transparent" loext:char-shading-value="0" style:font-weight-asian="normal" style:font-weight-complex="normal"/>
    </style:style>
    <style:style style:name="T43" style:family="text">
      <style:text-properties fo:language="en" fo:country="US" officeooo:rsid="00131e91"/>
    </style:style>
    <style:style style:name="T44" style:family="text">
      <style:text-properties fo:language="en" fo:country="US" fo:font-weight="bold" style:font-weight-asian="bold" style:font-weight-complex="bold"/>
    </style:style>
    <style:style style:name="T45" style:family="text">
      <style:text-properties fo:language="en" fo:country="US" fo:font-weight="bold" officeooo:rsid="00a61f5e" fo:background-color="#98fb98" loext:char-shading-value="0" style:font-weight-asian="bold" style:font-weight-complex="bold"/>
    </style:style>
    <style:style style:name="T46" style:family="text">
      <style:text-properties fo:language="en" fo:country="US" fo:font-style="normal" style:font-style-asian="normal" style:font-style-complex="normal"/>
    </style:style>
    <style:style style:name="T47" style:family="text">
      <style:text-properties fo:language="en" fo:country="US" fo:font-style="normal" officeooo:rsid="0067a27b" style:font-style-asian="normal" style:font-style-complex="normal"/>
    </style:style>
    <style:style style:name="T48" style:family="text">
      <style:text-properties fo:language="en" fo:country="US" fo:font-style="normal" officeooo:rsid="009b5b01" style:font-style-asian="normal" style:font-style-complex="normal"/>
    </style:style>
    <style:style style:name="T49" style:family="text">
      <style:text-properties fo:language="en" fo:country="US" fo:font-style="normal" officeooo:rsid="007376e4" fo:background-color="#ffff00" loext:char-shading-value="0" style:font-style-asian="normal" style:font-style-complex="normal"/>
    </style:style>
    <style:style style:name="T50"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51" style:family="text">
      <style:text-properties fo:language="en" fo:country="US" fo:font-style="normal" fo:font-weight="bold" officeooo:rsid="00abd454" fo:background-color="#ffd700" loext:char-shading-value="0" style:font-style-asian="normal" style:font-weight-asian="bold" style:font-style-complex="normal" style:font-weight-complex="bold"/>
    </style:style>
    <style:style style:name="T52" style:family="text">
      <style:text-properties fo:language="en" fo:country="US" fo:font-style="normal" fo:font-weight="bold" officeooo:rsid="00772820" fo:background-color="#ffd700" loext:char-shading-value="0" style:font-style-asian="normal" style:font-weight-asian="bold" style:font-style-complex="normal" style:font-weight-complex="bold"/>
    </style:style>
    <style:style style:name="T53" style:family="text">
      <style:text-properties fo:language="en" fo:country="US" fo:font-style="normal" fo:font-weight="normal" officeooo:rsid="00a61f5e" style:font-style-asian="normal" style:font-weight-asian="normal" style:font-style-complex="normal" style:font-weight-complex="normal"/>
    </style:style>
    <style:style style:name="T54" style:family="text">
      <style:text-properties fo:language="en" fo:country="US" fo:font-style="normal" fo:font-weight="normal" officeooo:rsid="00b42fae" style:font-style-asian="normal" style:font-weight-asian="normal" style:font-style-complex="normal" style:font-weight-complex="normal"/>
    </style:style>
    <style:style style:name="T55" style:family="text">
      <style:text-properties fo:language="en" fo:country="US" fo:font-style="normal" fo:font-weight="normal" officeooo:rsid="00b5397d" style:font-style-asian="normal" style:font-weight-asian="normal" style:font-style-complex="normal" style:font-weight-complex="normal"/>
    </style:style>
    <style:style style:name="T56" style:family="text">
      <style:text-properties fo:language="en" fo:country="US" fo:font-style="normal" fo:font-weight="normal" officeooo:rsid="00c9fa64" style:font-style-asian="normal" style:font-weight-asian="normal" style:font-style-complex="normal" style:font-weight-complex="normal"/>
    </style:style>
    <style:style style:name="T57" style:family="text">
      <style:text-properties fo:language="en" fo:country="US" fo:font-style="normal" fo:font-weight="normal" officeooo:rsid="00ca2391" style:font-style-asian="normal" style:font-weight-asian="normal" style:font-style-complex="normal" style:font-weight-complex="normal"/>
    </style:style>
    <style:style style:name="T58" style:family="text">
      <style:text-properties fo:language="en" fo:country="US" fo:font-style="normal" fo:font-weight="normal" officeooo:rsid="00cf9dee" style:font-style-asian="normal" style:font-weight-asian="normal" style:font-style-complex="normal" style:font-weight-complex="normal"/>
    </style:style>
    <style:style style:name="T59" style:family="text">
      <style:text-properties fo:language="en" fo:country="US" fo:font-style="normal" fo:font-weight="normal" officeooo:rsid="00d09512" style:font-style-asian="normal" style:font-weight-asian="normal" style:font-style-complex="normal" style:font-weight-complex="normal"/>
    </style:style>
    <style:style style:name="T60" style:family="text">
      <style:text-properties fo:language="en" fo:country="US" fo:font-style="normal" fo:font-weight="normal" officeooo:rsid="00d2320b" style:font-style-asian="normal" style:font-weight-asian="normal" style:font-style-complex="normal" style:font-weight-complex="normal"/>
    </style:style>
    <style:style style:name="T61" style:family="text">
      <style:text-properties fo:language="en" fo:country="US" fo:font-style="normal" fo:font-weight="normal" officeooo:rsid="00b42fae" fo:background-color="transparent" loext:char-shading-value="0" style:font-style-asian="normal" style:font-weight-asian="normal" style:font-style-complex="normal" style:font-weight-complex="normal"/>
    </style:style>
    <style:style style:name="T62" style:family="text">
      <style:text-properties fo:language="en" fo:country="US" fo:font-style="normal" fo:font-weight="normal" officeooo:rsid="00d71fee" fo:background-color="transparent" loext:char-shading-value="0" style:font-style-asian="normal" style:font-weight-asian="normal" style:font-style-complex="normal" style:font-weight-complex="normal"/>
    </style:style>
    <style:style style:name="T63" style:family="text">
      <style:text-properties fo:language="en" fo:country="US" officeooo:rsid="00549726"/>
    </style:style>
    <style:style style:name="T64" style:family="text">
      <style:text-properties fo:language="en" fo:country="US" officeooo:rsid="00473e11"/>
    </style:style>
    <style:style style:name="T65" style:family="text">
      <style:text-properties fo:language="en" fo:country="US" officeooo:rsid="005c30ad"/>
    </style:style>
    <style:style style:name="T66" style:family="text">
      <style:text-properties fo:language="en" fo:country="US" officeooo:rsid="0018e0d3"/>
    </style:style>
    <style:style style:name="T67" style:family="text">
      <style:text-properties fo:language="en" fo:country="US" officeooo:rsid="0097bd3c"/>
    </style:style>
    <style:style style:name="T68" style:family="text">
      <style:text-properties fo:language="en" fo:country="US" officeooo:rsid="0098e412"/>
    </style:style>
    <style:style style:name="T69" style:family="text">
      <style:text-properties fo:language="en" fo:country="US" officeooo:rsid="009952fb" fo:background-color="#ffff00" loext:char-shading-value="0"/>
    </style:style>
    <style:style style:name="T70" style:family="text">
      <style:text-properties fo:language="en" fo:country="US" fo:font-style="italic" style:font-style-asian="italic" style:font-style-complex="italic"/>
    </style:style>
    <style:style style:name="T71" style:family="text">
      <style:text-properties fo:language="en" fo:country="US" fo:font-style="italic" fo:font-weight="normal" officeooo:rsid="00b5397d" style:font-style-asian="italic" style:font-weight-asian="normal" style:font-style-complex="italic" style:font-weight-complex="normal"/>
    </style:style>
    <style:style style:name="T72" style:family="text">
      <style:text-properties fo:language="en" fo:country="US" fo:font-style="italic" fo:font-weight="normal" officeooo:rsid="00cf9dee" style:font-style-asian="italic" style:font-weight-asian="normal" style:font-style-complex="italic" style:font-weight-complex="normal"/>
    </style:style>
    <style:style style:name="T73" style:family="text">
      <style:text-properties fo:language="en" fo:country="US" fo:font-style="italic" fo:font-weight="normal" officeooo:rsid="00b42fae" fo:background-color="transparent" loext:char-shading-value="0" style:font-style-asian="italic" style:font-weight-asian="normal" style:font-style-complex="italic" style:font-weight-complex="normal"/>
    </style:style>
    <style:style style:name="T74" style:family="text">
      <style:text-properties fo:language="en" fo:country="US" fo:font-style="italic" fo:font-weight="normal" officeooo:rsid="00d71fee" fo:background-color="transparent" loext:char-shading-value="0" style:font-style-asian="italic" style:font-weight-asian="normal" style:font-style-complex="italic" style:font-weight-complex="normal"/>
    </style:style>
    <style:style style:name="T75" style:family="text">
      <style:text-properties fo:language="en" fo:country="US" officeooo:rsid="00a671f9"/>
    </style:style>
    <style:style style:name="T76" style:family="text">
      <style:text-properties officeooo:rsid="0014b4c9"/>
    </style:style>
    <style:style style:name="T77" style:family="text">
      <style:text-properties officeooo:rsid="00168d31"/>
    </style:style>
    <style:style style:name="T78" style:family="text">
      <style:text-properties fo:font-weight="bold" officeooo:rsid="00a61f5e" fo:background-color="#98fb98" loext:char-shading-value="0" style:font-weight-asian="bold" style:font-weight-complex="bold"/>
    </style:style>
    <style:style style:name="T79" style:family="text">
      <style:text-properties officeooo:rsid="001f0357"/>
    </style:style>
    <style:style style:name="T80" style:family="text">
      <style:text-properties officeooo:rsid="002049a9"/>
    </style:style>
    <style:style style:name="T81" style:family="text">
      <style:text-properties fo:font-style="italic" style:font-style-asian="italic" style:font-style-complex="italic"/>
    </style:style>
    <style:style style:name="T82" style:family="text">
      <style:text-properties fo:font-style="italic" officeooo:rsid="002049a9" style:font-style-asian="italic" style:font-style-complex="italic"/>
    </style:style>
    <style:style style:name="T83" style:family="text">
      <style:text-properties fo:font-style="italic" officeooo:rsid="002cf05c" style:font-style-asian="italic" style:font-style-complex="italic"/>
    </style:style>
    <style:style style:name="T84" style:family="text">
      <style:text-properties fo:font-style="italic" officeooo:rsid="00b9e402" style:font-style-asian="italic" style:font-style-complex="italic"/>
    </style:style>
    <style:style style:name="T85" style:family="text">
      <style:text-properties fo:font-style="italic" officeooo:rsid="00bce04c" style:font-style-asian="italic" style:font-style-complex="italic"/>
    </style:style>
    <style:style style:name="T86" style:family="text">
      <style:text-properties fo:font-style="italic" officeooo:rsid="00c00dd2" style:font-style-asian="italic" style:font-style-complex="italic"/>
    </style:style>
    <style:style style:name="T87" style:family="text">
      <style:text-properties fo:font-style="italic" officeooo:rsid="00c02be9" style:font-style-asian="italic" style:font-style-complex="italic"/>
    </style:style>
    <style:style style:name="T88" style:family="text">
      <style:text-properties fo:font-style="italic" officeooo:rsid="00dd7df5" style:font-style-asian="italic" style:font-style-complex="italic"/>
    </style:style>
    <style:style style:name="T89" style:family="text">
      <style:text-properties fo:font-style="italic" officeooo:rsid="006c1312" fo:background-color="#ffffff" loext:char-shading-value="0" style:font-style-asian="italic" style:font-style-complex="italic"/>
    </style:style>
    <style:style style:name="T90" style:family="text">
      <style:text-properties fo:font-style="italic" officeooo:rsid="0031bdca" fo:background-color="transparent" loext:char-shading-value="0" style:font-style-asian="italic" style:font-style-complex="italic"/>
    </style:style>
    <style:style style:name="T91" style:family="text">
      <style:text-properties fo:font-style="italic" officeooo:rsid="00344f1a" fo:background-color="transparent" loext:char-shading-value="0"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0484f11" style:font-style-asian="italic" style:font-weight-asian="normal" style:font-style-complex="italic" style:font-weight-complex="normal"/>
    </style:style>
    <style:style style:name="T94" style:family="text">
      <style:text-properties fo:font-style="italic" fo:font-weight="normal" officeooo:rsid="008616c3" style:font-style-asian="italic" style:font-weight-asian="normal" style:font-style-complex="italic" style:font-weight-complex="normal"/>
    </style:style>
    <style:style style:name="T95" style:family="text">
      <style:text-properties fo:font-style="normal" style:font-style-asian="normal" style:font-style-complex="normal"/>
    </style:style>
    <style:style style:name="T96" style:family="text">
      <style:text-properties fo:font-style="normal" officeooo:rsid="002049a9" style:font-style-asian="normal" style:font-style-complex="normal"/>
    </style:style>
    <style:style style:name="T97" style:family="text">
      <style:text-properties fo:font-style="normal" officeooo:rsid="002cf05c" style:font-style-asian="normal" style:font-style-complex="normal"/>
    </style:style>
    <style:style style:name="T98" style:family="text">
      <style:text-properties fo:font-style="normal" officeooo:rsid="0031f045" style:font-style-asian="normal" style:font-style-complex="normal"/>
    </style:style>
    <style:style style:name="T99" style:family="text">
      <style:text-properties fo:font-style="normal" officeooo:rsid="0041ed48" style:font-style-asian="normal" style:font-style-complex="normal"/>
    </style:style>
    <style:style style:name="T100" style:family="text">
      <style:text-properties fo:font-style="normal" officeooo:rsid="00549726" style:font-style-asian="normal" style:font-style-complex="normal"/>
    </style:style>
    <style:style style:name="T101" style:family="text">
      <style:text-properties fo:font-style="normal" officeooo:rsid="0064b45b" style:font-style-asian="normal" style:font-style-complex="normal"/>
    </style:style>
    <style:style style:name="T102" style:family="text">
      <style:text-properties fo:font-style="normal" officeooo:rsid="0067a27b" style:font-style-asian="normal" style:font-style-complex="normal"/>
    </style:style>
    <style:style style:name="T103" style:family="text">
      <style:text-properties fo:font-style="normal" officeooo:rsid="006b12d5" style:font-style-asian="normal" style:font-style-complex="normal"/>
    </style:style>
    <style:style style:name="T104" style:family="text">
      <style:text-properties fo:font-style="normal" officeooo:rsid="006b7eed" style:font-style-asian="normal" style:font-style-complex="normal"/>
    </style:style>
    <style:style style:name="T105" style:family="text">
      <style:text-properties fo:font-style="normal" officeooo:rsid="006b8bce" style:font-style-asian="normal" style:font-style-complex="normal"/>
    </style:style>
    <style:style style:name="T106" style:family="text">
      <style:text-properties fo:font-style="normal" officeooo:rsid="00730145" style:font-style-asian="normal" style:font-style-complex="normal"/>
    </style:style>
    <style:style style:name="T107" style:family="text">
      <style:text-properties fo:font-style="normal" officeooo:rsid="007e19e7" style:font-style-asian="normal" style:font-style-complex="normal"/>
    </style:style>
    <style:style style:name="T108" style:family="text">
      <style:text-properties fo:font-style="normal" officeooo:rsid="0061a6c1" style:font-style-asian="normal" style:font-style-complex="normal"/>
    </style:style>
    <style:style style:name="T109" style:family="text">
      <style:text-properties fo:font-style="normal" officeooo:rsid="00772820" style:font-style-asian="normal" style:font-style-complex="normal"/>
    </style:style>
    <style:style style:name="T110" style:family="text">
      <style:text-properties fo:font-style="normal" officeooo:rsid="00b9e402" style:font-style-asian="normal" style:font-style-complex="normal"/>
    </style:style>
    <style:style style:name="T111" style:family="text">
      <style:text-properties fo:font-style="normal" officeooo:rsid="00c02be9" style:font-style-asian="normal" style:font-style-complex="normal"/>
    </style:style>
    <style:style style:name="T112" style:family="text">
      <style:text-properties fo:font-style="normal" officeooo:rsid="00c8635a" style:font-style-asian="normal" style:font-style-complex="normal"/>
    </style:style>
    <style:style style:name="T113" style:family="text">
      <style:text-properties fo:font-style="normal" officeooo:rsid="00dd7df5" style:font-style-asian="normal" style:font-style-complex="normal"/>
    </style:style>
    <style:style style:name="T114" style:family="text">
      <style:text-properties fo:font-style="normal" officeooo:rsid="00eedcbf" style:font-style-asian="normal" style:font-style-complex="normal"/>
    </style:style>
    <style:style style:name="T115" style:family="text">
      <style:text-properties fo:font-style="normal" officeooo:rsid="00ef3a6f" style:font-style-asian="normal" style:font-style-complex="normal"/>
    </style:style>
    <style:style style:name="T116" style:family="text">
      <style:text-properties fo:font-style="normal" officeooo:rsid="006c1312" fo:background-color="#ffffff" loext:char-shading-value="0" style:font-style-asian="normal" style:font-style-complex="normal"/>
    </style:style>
    <style:style style:name="T117" style:family="text">
      <style:text-properties fo:font-style="normal" officeooo:rsid="00823588" fo:background-color="#ffffff" loext:char-shading-value="0" style:font-style-asian="normal" style:font-style-complex="normal"/>
    </style:style>
    <style:style style:name="T118" style:family="text">
      <style:text-properties fo:font-style="normal" fo:background-color="transparent" loext:char-shading-value="0" style:font-style-asian="normal" style:font-style-complex="normal"/>
    </style:style>
    <style:style style:name="T119" style:family="text">
      <style:text-properties fo:font-style="normal" officeooo:rsid="0031bdca" fo:background-color="transparent" loext:char-shading-value="0" style:font-style-asian="normal" style:font-style-complex="normal"/>
    </style:style>
    <style:style style:name="T120" style:family="text">
      <style:text-properties fo:font-style="normal" officeooo:rsid="00344f1a" fo:background-color="transparent" loext:char-shading-value="0" style:font-style-asian="normal" style:font-style-complex="normal"/>
    </style:style>
    <style:style style:name="T121" style:family="text">
      <style:text-properties fo:font-style="normal" officeooo:rsid="005e1fc3" fo:background-color="transparent" loext:char-shading-value="0" style:font-style-asian="normal" style:font-style-complex="normal"/>
    </style:style>
    <style:style style:name="T122" style:family="text">
      <style:text-properties fo:font-style="normal" officeooo:rsid="004f5641" fo:background-color="transparent" loext:char-shading-value="0" style:font-style-asian="normal" style:font-style-complex="normal"/>
    </style:style>
    <style:style style:name="T123" style:family="text">
      <style:text-properties fo:font-style="normal" officeooo:rsid="00636d66" fo:background-color="transparent" loext:char-shading-value="0" style:font-style-asian="normal" style:font-style-complex="normal"/>
    </style:style>
    <style:style style:name="T124" style:family="text">
      <style:text-properties fo:font-style="normal" officeooo:rsid="001543f3" fo:background-color="transparent" loext:char-shading-value="0" style:font-style-asian="normal" style:font-style-complex="normal"/>
    </style:style>
    <style:style style:name="T125" style:family="text">
      <style:text-properties fo:font-style="normal" officeooo:rsid="006c1312" fo:background-color="transparent" loext:char-shading-value="0" style:font-style-asian="normal" style:font-style-complex="normal"/>
    </style:style>
    <style:style style:name="T126" style:family="text">
      <style:text-properties fo:font-style="normal" officeooo:rsid="00711d81" fo:background-color="transparent" loext:char-shading-value="0" style:font-style-asian="normal" style:font-style-complex="normal"/>
    </style:style>
    <style:style style:name="T127" style:family="text">
      <style:text-properties fo:font-style="normal" officeooo:rsid="007e9167" fo:background-color="transparent" loext:char-shading-value="0" style:font-style-asian="normal" style:font-style-complex="normal"/>
    </style:style>
    <style:style style:name="T128" style:family="text">
      <style:text-properties fo:font-style="normal" officeooo:rsid="007f0f50" fo:background-color="transparent" loext:char-shading-value="0" style:font-style-asian="normal" style:font-style-complex="normal"/>
    </style:style>
    <style:style style:name="T129" style:family="text">
      <style:text-properties fo:font-style="normal" officeooo:rsid="007fdd33" fo:background-color="transparent" loext:char-shading-value="0" style:font-style-asian="normal" style:font-style-complex="normal"/>
    </style:style>
    <style:style style:name="T130" style:family="text">
      <style:text-properties fo:font-style="normal" officeooo:rsid="00772820" fo:background-color="transparent" loext:char-shading-value="0" style:font-style-asian="normal" style:font-style-complex="normal"/>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484f11" style:font-style-asian="normal" style:font-weight-asian="normal" style:font-style-complex="normal" style:font-weight-complex="normal"/>
    </style:style>
    <style:style style:name="T133" style:family="text">
      <style:text-properties fo:font-style="normal" fo:font-weight="normal" officeooo:rsid="008616c3" style:font-style-asian="normal" style:font-weight-asian="normal" style:font-style-complex="normal" style:font-weight-complex="normal"/>
    </style:style>
    <style:style style:name="T134" style:family="text">
      <style:text-properties fo:font-style="normal" fo:font-weight="normal" officeooo:rsid="008e60aa" style:font-style-asian="normal" style:font-weight-asian="normal" style:font-style-complex="normal" style:font-weight-complex="normal"/>
    </style:style>
    <style:style style:name="T135" style:family="text">
      <style:text-properties fo:font-style="normal" fo:font-weight="normal" officeooo:rsid="00944750" style:font-style-asian="normal" style:font-weight-asian="normal" style:font-style-complex="normal" style:font-weight-complex="normal"/>
    </style:style>
    <style:style style:name="T136" style:family="text">
      <style:text-properties fo:font-style="normal" fo:font-weight="normal" officeooo:rsid="00a61f5e" style:font-style-asian="normal" style:font-weight-asian="normal" style:font-style-complex="normal" style:font-weight-complex="normal"/>
    </style:style>
    <style:style style:name="T137" style:family="text">
      <style:text-properties fo:font-style="normal" fo:font-weight="normal" officeooo:rsid="00f303c1" style:font-style-asian="normal" style:font-weight-asian="normal" style:font-style-complex="normal" style:font-weight-complex="normal"/>
    </style:style>
    <style:style style:name="T138"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39"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40"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41"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42"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43"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44"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45"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46"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47"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48"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49"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50"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51"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52"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53"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54"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55"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56"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57"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58"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59"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60" style:family="text">
      <style:text-properties fo:font-style="normal" officeooo:rsid="007376e4" fo:background-color="#ffff00" loext:char-shading-value="0" style:font-style-asian="normal" style:font-style-complex="normal"/>
    </style:style>
    <style:style style:name="T161" style:family="text">
      <style:text-properties officeooo:rsid="0024610a"/>
    </style:style>
    <style:style style:name="T162" style:family="text">
      <style:text-properties officeooo:rsid="00131e91"/>
    </style:style>
    <style:style style:name="T163" style:family="text">
      <style:text-properties fo:background-color="transparent" loext:char-shading-value="0"/>
    </style:style>
    <style:style style:name="T164" style:family="text">
      <style:text-properties officeooo:rsid="001543f3" fo:background-color="transparent" loext:char-shading-value="0"/>
    </style:style>
    <style:style style:name="T165" style:family="text">
      <style:text-properties officeooo:rsid="007810af" fo:background-color="transparent" loext:char-shading-value="0"/>
    </style:style>
    <style:style style:name="T166" style:family="text">
      <style:text-properties officeooo:rsid="00787e28" fo:background-color="transparent" loext:char-shading-value="0"/>
    </style:style>
    <style:style style:name="T167"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68"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69" style:family="text">
      <style:text-properties fo:language="cs" fo:country="CZ" fo:font-style="normal" fo:font-weight="normal" style:font-style-asian="normal" style:font-weight-asian="normal" style:font-style-complex="normal" style:font-weight-complex="normal"/>
    </style:style>
    <style:style style:name="T170" style:family="text">
      <style:text-properties fo:language="cs" fo:country="CZ" fo:font-style="normal" fo:font-weight="normal" officeooo:rsid="008e60aa" style:font-style-asian="normal" style:font-weight-asian="normal" style:font-style-complex="normal" style:font-weight-complex="normal"/>
    </style:style>
    <style:style style:name="T171" style:family="text">
      <style:text-properties fo:language="cs" fo:country="CZ" fo:font-style="normal" fo:font-weight="normal" officeooo:rsid="00c9fa64" style:font-style-asian="normal" style:font-weight-asian="normal" style:font-style-complex="normal" style:font-weight-complex="normal"/>
    </style:style>
    <style:style style:name="T172" style:family="text">
      <style:text-properties fo:language="cs" fo:country="CZ" fo:font-style="normal" fo:font-weight="normal" officeooo:rsid="00ca2391" style:font-style-asian="normal" style:font-weight-asian="normal" style:font-style-complex="normal" style:font-weight-complex="normal"/>
    </style:style>
    <style:style style:name="T173" style:family="text">
      <style:text-properties fo:language="cs" fo:country="CZ" fo:font-style="normal" style:font-style-asian="normal" style:font-style-complex="normal"/>
    </style:style>
    <style:style style:name="T174" style:family="text">
      <style:text-properties fo:language="cs" fo:country="CZ" fo:font-style="normal" officeooo:rsid="0041ed48" style:font-style-asian="normal" style:font-style-complex="normal"/>
    </style:style>
    <style:style style:name="T175" style:family="text">
      <style:text-properties fo:language="cs" fo:country="CZ" fo:font-style="normal" officeooo:rsid="0064b45b" style:font-style-asian="normal" style:font-style-complex="normal"/>
    </style:style>
    <style:style style:name="T176" style:family="text">
      <style:text-properties fo:language="cs" fo:country="CZ" fo:font-style="normal" officeooo:rsid="00eedcbf" style:font-style-asian="normal" style:font-style-complex="normal"/>
    </style:style>
    <style:style style:name="T177" style:family="text">
      <style:text-properties fo:language="cs" fo:country="CZ" fo:font-style="normal" fo:background-color="transparent" loext:char-shading-value="0" style:font-style-asian="normal" style:font-style-complex="normal"/>
    </style:style>
    <style:style style:name="T178" style:family="text">
      <style:text-properties fo:language="cs" fo:country="CZ" fo:font-style="italic" style:font-style-asian="italic" style:font-style-complex="italic"/>
    </style:style>
    <style:style style:name="T179" style:family="text">
      <style:text-properties fo:language="cs" fo:country="CZ" fo:font-style="italic" officeooo:rsid="0041ed48" style:font-style-asian="italic" style:font-style-complex="italic"/>
    </style:style>
    <style:style style:name="T180" style:family="text">
      <style:text-properties fo:language="cs" fo:country="CZ" fo:font-style="italic" officeooo:rsid="0064b45b" style:font-style-asian="italic" style:font-style-complex="italic"/>
    </style:style>
    <style:style style:name="T181" style:family="text">
      <style:text-properties fo:language="cs" fo:country="CZ" fo:font-style="italic" officeooo:rsid="00730145" style:font-style-asian="italic" style:font-style-complex="italic"/>
    </style:style>
    <style:style style:name="T182" style:family="text">
      <style:text-properties fo:language="cs" fo:country="CZ" fo:font-style="italic" officeooo:rsid="00eedcbf" style:font-style-asian="italic" style:font-style-complex="italic"/>
    </style:style>
    <style:style style:name="T183" style:family="text">
      <style:text-properties fo:language="cs" fo:country="CZ" fo:font-style="italic" fo:background-color="transparent" loext:char-shading-value="0" style:font-style-asian="italic" style:font-style-complex="italic"/>
    </style:style>
    <style:style style:name="T184" style:family="text">
      <style:text-properties fo:language="cs" fo:country="CZ" fo:font-style="italic" fo:font-weight="normal" style:font-style-asian="italic" style:font-weight-asian="normal" style:font-style-complex="italic" style:font-weight-complex="normal"/>
    </style:style>
    <style:style style:name="T185" style:family="text">
      <style:text-properties fo:language="cs" fo:country="CZ" fo:font-style="italic" fo:font-weight="normal" officeooo:rsid="008e60aa" style:font-style-asian="italic" style:font-weight-asian="normal" style:font-style-complex="italic" style:font-weight-complex="normal"/>
    </style:style>
    <style:style style:name="T186" style:family="text">
      <style:text-properties fo:language="cs" fo:country="CZ" fo:font-style="italic" fo:font-weight="normal" officeooo:rsid="00c9fa64" style:font-style-asian="italic" style:font-weight-asian="normal" style:font-style-complex="italic" style:font-weight-complex="normal"/>
    </style:style>
    <style:style style:name="T187" style:family="text">
      <style:text-properties fo:language="cs" fo:country="CZ" fo:font-style="italic" fo:font-weight="normal" officeooo:rsid="00ca2391" style:font-style-asian="italic" style:font-weight-asian="normal" style:font-style-complex="italic" style:font-weight-complex="normal"/>
    </style:style>
    <style:style style:name="T188" style:family="text">
      <style:text-properties fo:language="cs" fo:country="CZ" fo:font-style="italic" fo:font-weight="bold" style:font-style-asian="italic" style:font-weight-asian="bold" style:font-style-complex="italic" style:font-weight-complex="bold"/>
    </style:style>
    <style:style style:name="T189" style:family="text">
      <style:text-properties fo:language="cs" fo:country="CZ" officeooo:rsid="00730145"/>
    </style:style>
    <style:style style:name="T190" style:family="text">
      <style:text-properties fo:language="cs" fo:country="CZ" officeooo:rsid="00a7a33a"/>
    </style:style>
    <style:style style:name="T191" style:family="text">
      <style:text-properties fo:language="cs" fo:country="CZ" fo:font-weight="bold" officeooo:rsid="00d57c9c" fo:background-color="#98fb98" loext:char-shading-value="0" style:font-weight-asian="bold" style:font-weight-complex="bold"/>
    </style:style>
    <style:style style:name="T192" style:family="text">
      <style:text-properties officeooo:rsid="0010f12b" fo:background-color="#ffff00" loext:char-shading-value="0"/>
    </style:style>
    <style:style style:name="T193" style:family="text">
      <style:text-properties officeooo:rsid="00425330" fo:background-color="#ffff00" loext:char-shading-value="0"/>
    </style:style>
    <style:style style:name="T194" style:family="text">
      <style:text-properties officeooo:rsid="0024610a" fo:background-color="#ffff00" loext:char-shading-value="0"/>
    </style:style>
    <style:style style:name="T195" style:family="text">
      <style:text-properties officeooo:rsid="003e4c6b"/>
    </style:style>
    <style:style style:name="T196" style:family="text">
      <style:text-properties officeooo:rsid="003f8623"/>
    </style:style>
    <style:style style:name="T197" style:family="text">
      <style:text-properties officeooo:rsid="0043a799"/>
    </style:style>
    <style:style style:name="T198" style:family="text">
      <style:text-properties officeooo:rsid="0044c4ad"/>
    </style:style>
    <style:style style:name="T199" style:family="text">
      <style:text-properties fo:font-weight="normal" style:font-weight-asian="normal" style:font-weight-complex="normal"/>
    </style:style>
    <style:style style:name="T200" style:family="text">
      <style:text-properties fo:font-weight="normal" officeooo:rsid="00a789f1" style:font-weight-asian="normal" style:font-weight-complex="normal"/>
    </style:style>
    <style:style style:name="T201" style:family="text">
      <style:text-properties fo:font-weight="normal" officeooo:rsid="00a61f5e" style:font-weight-asian="normal" style:font-weight-complex="normal"/>
    </style:style>
    <style:style style:name="T202" style:family="text">
      <style:text-properties fo:font-weight="normal" officeooo:rsid="00a61f5e" fo:background-color="transparent" loext:char-shading-value="0" style:font-weight-asian="normal" style:font-weight-complex="normal"/>
    </style:style>
    <style:style style:name="T203" style:family="text">
      <style:text-properties fo:font-weight="normal" officeooo:rsid="00d57c9c" fo:background-color="transparent" loext:char-shading-value="0" style:font-weight-asian="normal" style:font-weight-complex="normal"/>
    </style:style>
    <style:style style:name="T204" style:family="text">
      <style:text-properties officeooo:rsid="0059ddcb"/>
    </style:style>
    <style:style style:name="T205" style:family="text">
      <style:text-properties officeooo:rsid="0067a27b"/>
    </style:style>
    <style:style style:name="T206" style:family="text">
      <style:text-properties officeooo:rsid="00730145"/>
    </style:style>
    <style:style style:name="T207" style:family="text">
      <style:text-properties fo:language="lv" fo:country="LV" fo:font-style="italic" style:font-size-asian="10.5pt" style:font-style-asian="italic" style:font-style-complex="italic"/>
    </style:style>
    <style:style style:name="T208" style:family="text">
      <style:text-properties fo:language="lv" fo:country="LV" fo:font-style="italic" officeooo:rsid="0078de57" style:font-size-asian="10.5pt" style:font-style-asian="italic" style:font-style-complex="italic"/>
    </style:style>
    <style:style style:name="T209" style:family="text">
      <style:text-properties officeooo:rsid="0078de57"/>
    </style:style>
    <style:style style:name="T210" style:family="text">
      <style:text-properties fo:language="de" fo:country="DE" fo:font-style="italic" fo:background-color="transparent" loext:char-shading-value="0" style:font-style-asian="italic" style:font-style-complex="italic"/>
    </style:style>
    <style:style style:name="T211" style:family="text">
      <style:text-properties style:text-position="sub 58%" fo:language="en" fo:country="US"/>
    </style:style>
    <style:style style:name="T212" style:family="text">
      <style:text-properties style:text-position="sub 58%" fo:language="en" fo:country="US" fo:font-style="italic" fo:font-weight="normal" officeooo:rsid="00d09512" style:font-style-asian="italic" style:font-weight-asian="normal" style:font-style-complex="italic" style:font-weight-complex="normal"/>
    </style:style>
    <style:style style:name="T213" style:family="text">
      <style:text-properties fo:background-color="#98fb98" loext:char-shading-value="0"/>
    </style:style>
    <style:style style:name="T214" style:family="text">
      <style:text-properties fo:language="it" fo:country="IT" fo:font-style="italic" officeooo:rsid="00a671f9" style:font-size-asian="10.5pt" style:font-style-asian="italic" style:font-style-complex="italic"/>
    </style:style>
    <style:style style:name="T215" style:family="text">
      <style:text-properties officeooo:rsid="00b5b25e"/>
    </style:style>
    <style:style style:name="T216" style:family="text">
      <style:text-properties officeooo:rsid="00b644bd"/>
    </style:style>
    <style:style style:name="T217" style:family="text">
      <style:text-properties officeooo:rsid="00b8666c"/>
    </style:style>
    <style:style style:name="T218" style:family="text">
      <style:text-properties fo:language="nl" fo:country="NL" fo:font-style="italic" officeooo:rsid="00c8635a" style:font-size-asian="10.5pt" style:font-style-asian="italic" style:font-style-complex="italic"/>
    </style:style>
    <style:style style:name="T219" style:family="text">
      <style:text-properties officeooo:rsid="00d97a0d"/>
    </style:style>
    <style:style style:name="T220" style:family="text">
      <style:text-properties officeooo:rsid="00db3dcd"/>
    </style:style>
    <style:style style:name="T221" style:family="text">
      <style:text-properties officeooo:rsid="00dd0ef3"/>
    </style:style>
    <style:style style:name="T222" style:family="text">
      <style:text-properties officeooo:rsid="00def13e"/>
    </style:style>
    <style:style style:name="T223" style:family="text">
      <style:text-properties officeooo:rsid="00e0dc35"/>
    </style:style>
    <style:style style:name="T224" style:family="text">
      <style:text-properties officeooo:rsid="00e1adbb"/>
    </style:style>
    <style:style style:name="T225" style:family="text">
      <style:text-properties officeooo:rsid="00e7875a"/>
    </style:style>
    <style:style style:name="T226" style:family="text">
      <style:text-properties style:font-name="Liberation Mono" fo:font-style="normal" fo:font-weight="normal" style:font-style-asian="normal" style:font-weight-asian="normal" style:font-style-complex="normal" style:font-weight-complex="normal"/>
    </style:style>
    <style:style style:name="T227" style:family="text">
      <style:text-properties style:font-name="Liberation Mono" fo:font-style="normal" fo:font-weight="normal" officeooo:rsid="00f303c1" style:font-style-asian="normal" style:font-weight-asian="normal" style:font-style-complex="normal" style:font-weight-complex="normal"/>
    </style:style>
    <style:style style:name="T228" style:family="text">
      <style:text-properties style:font-name="Liberation Mono" fo:font-size="11pt" fo:font-style="normal" style:font-size-asian="11pt" style:font-style-asian="normal" style:font-size-complex="11pt" style:font-style-complex="normal"/>
    </style:style>
    <style:style style:name="T229" style:family="text">
      <style:text-properties style:font-name="Liberation Mono" fo:font-size="11pt" fo:font-style="normal" officeooo:rsid="00eedcbf" style:font-size-asian="11pt" style:font-style-asian="normal" style:font-size-complex="11pt" style:font-style-complex="normal"/>
    </style:style>
    <style:style style:name="T230"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231" style:family="text">
      <style:text-properties style:font-name="Liberation Mono" fo:font-size="11pt" fo:font-style="normal" fo:font-weight="normal" officeooo:rsid="00f303c1"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Enhanced Universal Dependencies<text:line-break/>(August 2023 Review of the Guidelines)</text:p>
      <text:p text:style-name="P1"><text:span text:style-name="T195">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95">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2778339594" text:style-name="L1">
        <text:list-item>
          <text:p text:style-name="P81">Coordination and ellipsis</text:p>
          <text:list>
            <text:list-item>
              <text:p text:style-name="P81">Shared parents of coordination</text:p>
            </text:list-item>
            <text:list-item>
              <text:p text:style-name="P81">Shared dependents of coordination</text:p>
            </text:list-item>
            <text:list-item>
              <text:p text:style-name="P81">Abstract nodes for elided predicates in gapping constructions</text:p>
            </text:list-item>
          </text:list>
        </text:list-item>
        <text:list-item>
          <text:p text:style-name="P81">Grammatically conditioned coreference</text:p>
          <text:list>
            <text:list-item>
              <text:p text:style-name="P81">External subjects in control and raising constructions</text:p>
            </text:list-item>
            <text:list-item>
              <text:p text:style-name="P81">Relative clauses</text:p>
            </text:list-item>
          </text:list>
        </text:list-item>
        <text:list-item>
          <text:p text:style-name="P82">Deep syntactic classification of <text:span text:style-name="T80">certain relations</text:span></text:p>
          <text:list>
            <text:list-item>
              <text:p text:style-name="P82"><text:span text:style-name="T80">Case of</text:span> oblique modifiers <text:span text:style-name="T80">(both morphological and adpositional case)</text:span></text:p>
            </text:list-item>
            <text:list-item>
              <text:p text:style-name="P82"><text:span text:style-name="T80">Type of adverbial </text:span>clause</text:p>
            </text:list-item>
            <text:list-item>
              <text:p text:style-name="P83">Type of coordination</text:p>
            </text:list-item>
          </text:list>
        </text:list-item>
      </text:list>
      <text:p text:style-name="P5"><text:soft-page-break/><text:span text:style-name="T195">As we will show later one by one, i</text:span>n each of these directions the selection of enhancements is <text:span text:style-name="T80">currently</text:span> incomplete, arbitrary and half-baked. <text:span text:style-name="T196">In addition, there are problems with the EUD layer in general.</text:span></text:p>
      <text:h text:style-name="P95"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92">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5">: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92">TO DO: Formulate the proposal of the guidelines for this. </text:span><text:span text:style-name="T193">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35">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36"><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101" text:outline-level="1">Coordination and ellipsis</text:h>
      <text:p text:style-name="P49"><text:span text:style-name="T43">T</text:span><text:span text:style-name="T35">he current guidelines define three enhancement types that somehow deal with coordination or ellipsis: </text:span><text:span text:style-name="T44">shared parents, shared dependents,</text:span><text:span text:style-name="T35"> and </text:span><text:span text:style-name="T44">abstract nodes for gapping.</text:span><text:span text:style-name="T35">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96" text:outline-level="2">Shared parents of coordination</text:h>
      <text:p text:style-name="P43"><text:span text:style-name="T78">Clarification:</text:span><text:span text:style-name="T202"> </text:span>The incoming edge of the first conjunct is cloned as incoming edge to all other conjuncts. In nested coordination structures this is propagated to all levels <text:span text:style-name="T198">(but the </text:span><text:span text:style-name="T6">conj</text:span><text:span text:style-name="T198"> relation itself is not propagated)</text:span>. This can be done <text:span text:style-name="T79">almost</text:span> mechanically for any type of coordination, including coordinate function words. <text:span text:style-name="T76">In case of top-level clause coordination, this enhancement results in multiple roots. Some care must be taken with unlike coordinated phrases where the label of the new relation differs from the incoming relation of the first conjunct. In </text:span><text:span text:style-name="T82">Do it quickly and without traces</text:span><text:span text:style-name="T96">, the first conjunct is </text:span><text:span text:style-name="T13">advmod</text:span><text:span text:style-name="T96"> but the second one is </text:span><text:span text:style-name="T13">obl</text:span><text:span text:style-name="T96">. </text:span><text:span text:style-name="T99">In </text:span><text:span text:style-name="T179">Zhodnotíme, zda a jak budeme pokračovat</text:span><text:span text:style-name="T174"> </text:span><text:span text:style-name="T99">“We will evaluate whether and how to continue”, the first conjunct is </text:span><text:span text:style-name="T14">mark</text:span><text:span text:style-name="T99"> but the second one is </text:span><text:span text:style-name="T14">advmod</text:span><text:span text:style-name="T99">.</text:span></text:p>
      <text:p text:style-name="P58"><draw:frame draw:style-name="fr1" draw:name="Obrázek2" text:anchor-type="as-char" svg:width="5.001cm" svg:height="4.001cm" draw:z-index="27"><draw:image xlink:href="Pictures/2000021F0000138800000FA046672E30174FA53B.wmf" xlink:type="simple" xlink:show="embed" xlink:actuate="onLoad"/></draw:frame> <draw:frame draw:style-name="fr1" draw:name="Obrázek3" text:anchor-type="as-char" svg:width="5.699cm" svg:height="4.2cm" draw:z-index="28"><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32"><draw:image xlink:href="Pictures/2000027F0000170C0000132414F9EBEA4CFE90A4.wmf" xlink:type="simple" xlink:show="embed" xlink:actuate="onLoad"/></draw:frame> <draw:frame draw:style-name="fr1" draw:name="Obrázek5" text:anchor-type="as-char" svg:width="3.799cm" svg:height="4.399cm" draw:z-index="35"><draw:image xlink:href="Pictures/2000016B00000ED800001130F4DC0027C60CB1C7.wmf" xlink:type="simple" xlink:show="embed" xlink:actuate="onLoad"/></draw:frame> <draw:frame draw:style-name="fr1" draw:name="Obrázek6" text:anchor-type="as-char" svg:width="4.701cm" svg:height="4.399cm" draw:z-index="36"><draw:image xlink:href="Pictures/200001A70000125C000011306FC9C17BC5E37080.wmf" xlink:type="simple" xlink:show="embed" xlink:actuate="onLoad"/></draw:frame> <draw:frame draw:style-name="fr1" draw:name="Obrázek10" text:anchor-type="as-char" svg:width="12.4cm" svg:height="7.1cm" draw:z-index="37"><draw:image xlink:href="Pictures/200005660000307000001BBCF8E526DA77781B6D.wmf" xlink:type="simple" xlink:show="embed" xlink:actuate="onLoad"/></draw:frame> <draw:frame draw:style-name="fr1" draw:name="Obrázek7" text:anchor-type="as-char" svg:width="6.301cm" svg:height="5.3cm" draw:z-index="38"><draw:image xlink:href="Pictures/200003060000189C000014B4F7C921CDAD0A4ACC.wmf" xlink:type="simple" xlink:show="embed" xlink:actuate="onLoad"/></draw:frame></text:p>
      <text:p text:style-name="P15"><text:soft-page-break/><text:span text:style-name="T155">Amendment</text:span><text:span text:style-name="T156">:</text:span><text:span text:style-name="T150"> </text:span><text:span text:style-name="T77">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4"><draw:frame draw:style-name="fr1" draw:name="Obrázek18" text:anchor-type="as-char" svg:width="11.4cm" svg:height="4.701cm" draw:z-index="39"><draw:image xlink:href="Pictures/200003A100002C880000125CD329ACE44C2E7605.wmf" xlink:type="simple" xlink:show="embed" xlink:actuate="onLoad"/></draw:frame> <draw:frame draw:style-name="fr1" draw:name="Obrázek11" text:anchor-type="as-char" svg:width="11.899cm" svg:height="4.399cm" draw:z-index="41"><draw:image xlink:href="Pictures/2000049100002E7C000011301B827AD920C6C803.wmf" xlink:type="simple" xlink:show="embed" xlink:actuate="onLoad"/></draw:frame></text:p>
      <text:p text:style-name="P13"><text:span text:style-name="T158">P</text:span><text:span text:style-name="T159">roblem</text:span><text:span text:style-name="T158">:</text:span><text:span text:style-name="T124"> </text:span>When copulas or auxiliaries are coordinated, should we instead analyze it as coordination of two clauses with ellipsis and auxiliary promotion? (This is not just an issue of enhanced representation, it affects the basic tree as well.) <text:span text:style-name="T161">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94">TO DO: Resolve this open question and at least add a clarification to the guidelines.</text:span></text:p>
      <text:p text:style-name="P12"><text:soft-page-break/><draw:frame draw:style-name="fr1" draw:name="Obrázek22" text:anchor-type="as-char" svg:width="6.301cm" svg:height="5.3cm" draw:z-index="42"><draw:image xlink:href="Pictures/200003060000189C000014B4F7C921CDAD0A4ACC.wmf" xlink:type="simple" xlink:show="embed" xlink:actuate="onLoad"/></draw:frame> <text:span text:style-name="T197">vs. </text:span><draw:frame draw:style-name="fr1" draw:name="Obrázek8" text:anchor-type="as-char" svg:width="6.301cm" svg:height="5.3cm" draw:z-index="43"><draw:image xlink:href="Pictures/200002EC0000189C000014B4EEBF717DA6CC2CC6.wmf" xlink:type="simple" xlink:show="embed" xlink:actuate="onLoad"/></draw:frame></text:p>
      <text:p text:style-name="P12"><draw:frame draw:style-name="fr1" draw:name="Obrázek9" text:anchor-type="as-char" svg:width="9.8cm" svg:height="6.2cm" draw:z-index="44"><draw:image xlink:href="Pictures/200004340000264800001838387E5F4B02315098.wmf" xlink:type="simple" xlink:show="embed" xlink:actuate="onLoad"/></draw:frame></text:p>
      <text:h text:style-name="P97" text:outline-level="2">Shared <text:span text:style-name="T197">dependents</text:span> of coordination</text:h>
      <text:p text:style-name="P25"><text:span text:style-name="T162">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83">sweet apples and oranges</text:span><text:span text:style-name="T97">, it may not be obvious whether the speaker intended to say that the oranges are sweet as well. And in </text:span><text:span text:style-name="T83">sweet potatoes and meatballs</text:span><text:span text:style-name="T97"> it is more likely that </text:span><text:span text:style-name="T83">sweet</text:span><text:span text:style-name="T97"> modifies only </text:span><text:span text:style-name="T83">potatoes</text:span><text:span text:style-name="T97"> because </text:span><text:span text:style-name="T83">sweet potato</text:span><text:span text:style-name="T97"> is an established name of a plant.</text:span></text:p>
      <text:p text:style-name="P26"><text:span text:style-name="T96">P</text:span><text:span text:style-name="T95">unctuation is never treated as shared dependent. For example, when the sentence consists of two coordinate clauses, the final punctuation is attached only to the predicate of the first clause, in enhanced graph like in basic tree.</text:span></text:p>
      <text:p text:style-name="P27"><text:span text:style-name="T95">On the other hand, function words </text:span><text:span text:style-name="T98">can be</text:span><text:span text:style-name="T95"> shared dependents where appropriate. </text:span><text:span text:style-name="T98">Coordinating conjunctions are not shared dependents. They do not modify the coordination, they mark it.</text:span></text:p>
      <text:p text:style-name="P59"><text:soft-page-break/><text:span text:style-name="T95"><draw:frame draw:style-name="fr1" draw:name="Obrázek13" text:anchor-type="as-char" svg:width="5.9cm" svg:height="5.3cm" draw:z-index="45"><draw:image xlink:href="Pictures/2000029C0000170C000014B4605D4B10E0FD3EE2.wmf" xlink:type="simple" xlink:show="embed" xlink:actuate="onLoad"/></draw:frame></text:span><text:span text:style-name="T95"> </text:span><text:span text:style-name="T95"><draw:frame draw:style-name="fr1" draw:name="Obrázek15" text:anchor-type="as-char" svg:width="5.6cm" svg:height="4.701cm" draw:z-index="46"><draw:image xlink:href="Pictures/20000271000015E00000125CE65F898180EC35DD.wmf" xlink:type="simple" xlink:show="embed" xlink:actuate="onLoad"/></draw:frame></text:span><text:span text:style-name="T95"> </text:span><text:span text:style-name="T95"><draw:frame draw:style-name="fr1" draw:name="Obrázek14" text:anchor-type="as-char" svg:width="6.399cm" svg:height="4.701cm" draw:z-index="47"><draw:image xlink:href="Pictures/20000295000019000000125C1418E5798B9ECE10.wmf" xlink:type="simple" xlink:show="embed" xlink:actuate="onLoad"/></draw:frame></text:span><text:span text:style-name="T95"> </text:span><text:span text:style-name="T95"><draw:frame draw:style-name="fr1" draw:name="Obrázek16" text:anchor-type="as-char" svg:width="6.8cm" svg:height="6.5cm" draw:z-index="49"><draw:image xlink:href="Pictures/2000031400001A9000001964B7A36DD1C8FC7492.wmf" xlink:type="simple" xlink:show="embed" xlink:actuate="onLoad"/></draw:frame></text:span></text:p>
      <text:p text:style-name="P18"><text:span text:style-name="T155">Amendment</text:span><text:span text:style-name="T156">:</text:span><text:span text:style-name="T150"> </text:span><text:span text:style-name="T164">Coordination can be nested because of conjunctions with different meaning (</text:span><text:span text:style-name="T90">apple and orange or lemon</text:span><text:span text:style-name="T119">), or because a dependent is shared only among some of the conjuncts, or simply because one of the conjuncts is an entity whose name is coordination (</text:span><text:span text:style-name="T90">Bosnia and Herzegovina, Montenegro and Serbia</text:span><text:span text:style-name="T119">). </text:span><text:span text:style-name="T120">It can also follow from other grouping constraints, such as the preposition </text:span><text:span text:style-name="T91">between</text:span><text:span text:style-name="T120"> (see the example below).</text:span></text:p>
      <text:p text:style-name="P37"><draw:frame draw:style-name="fr1" draw:name="Obrázek17" text:anchor-type="as-char" svg:width="11.201cm" svg:height="6.699cm" draw:z-index="50"><draw:image xlink:href="Pictures/2000062000002BC000001A2C99C4C7ECFDD469DE.wmf" xlink:type="simple" xlink:show="embed" xlink:actuate="onLoad"/></draw:frame></text:p>
      <text:p text:style-name="P16"><text:span text:style-name="T142">Some nested configurations cannot be distinguished. </text:span><text:span text:style-name="T143">((A, B), C) will receive the same structure as (A, B, C). </text:span><text:span text:style-name="T144">This could be resolved in the enhanced representation following</text:span><text:span text:style-name="T143"> Adam </text:span><text:span text:style-name="T144">and Agnieszka</text:span><text:span text:style-name="T143">’s proposal </text:span><text:span text:style-name="T145">(</text:span><text:a xlink:type="simple" xlink:href="https://aclanthology.org/W19-8007/" text:style-name="Internet_20_link" text:visited-style-name="Visited_20_Internet_20_Link"><text:span text:style-name="T167">Przepiórkowski </text:span></text:a><text:a xlink:type="simple" xlink:href="https://aclanthology.org/W19-8007/" text:style-name="Internet_20_link" text:visited-style-name="Visited_20_Internet_20_Link"><text:span text:style-name="T145">and Patejuk 2019</text:span></text:a><text:span text:style-name="T145">, </text:span><text:span text:style-name="T167">§</text:span><text:span text:style-name="T145">3.3)</text:span><text:span text:style-name="T143">. </text:span><text:span text:style-name="T145">I</text:span><text:span text:style-name="T146">n </text:span><text:span text:style-name="T148">the proposed representation</text:span><text:span text:style-name="T146">, the </text:span><text:span text:style-name="T16">conj</text:span><text:span text:style-name="T146"> </text:span><text:soft-page-break/><text:span text:style-name="T146">relations inherited from the basic representation identify the technical head of the coordination, and enhanced </text:span><text:span text:style-name="T16">conj:nbr</text:span><text:span text:style-name="T146"> relations</text:span><text:span text:style-name="T146"><text:note text:id="ftn1" text:note-class="footnote"><text:note-citation>1</text:note-citation><text:note-body><text:p text:style-name="P62">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46"> identify immediate neighbors within that coordination. </text:span><text:span text:style-name="T147">When traversing conjuncts of one coordination level left-to-right, </text:span><text:span text:style-name="T16">conj:nbr</text:span><text:span text:style-name="T147">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40"> </text:span><text:span text:style-name="T138">For practical reasons of traversing the enhanced graph, we may want to consider giving a new label to both subtypes of </text:span><text:span text:style-name="T21">conj</text:span><text:span text:style-name="T138">: the relations inherited from the basic representation would be </text:span><text:span text:style-name="T21">conj:f:and</text:span><text:span text:style-name="T138"> (“f” = “first”), the added relations would be </text:span><text:span text:style-name="T21">conj:n:and</text:span><text:span text:style-name="T138"> (“n” = “neighbor”). Note </text:span><text:span text:style-name="T141">the proposed enhancement actually combines Stanford and Mel’</text:span><text:span text:style-name="T168">č</text:span><text:span text:style-name="T141">uk coordination in one graph.</text:span></text:p>
      <text:p text:style-name="P60"><text:span text:style-name="T139"><draw:frame draw:style-name="fr1" draw:name="Obrázek19" text:anchor-type="as-char" svg:width="7.2cm" svg:height="5.399cm" draw:z-index="51"><draw:image xlink:href="Pictures/200002AC00001C2000001518117886E7F38EA03B.wmf" xlink:type="simple" xlink:show="embed" xlink:actuate="onLoad"/></draw:frame></text:span><text:span text:style-name="T139"> </text:span><text:span text:style-name="T139"><draw:frame draw:style-name="fr1" draw:name="Obrázek20" text:anchor-type="as-char" svg:width="7.2cm" svg:height="5.9cm" draw:z-index="53"><draw:image xlink:href="Pictures/200002B400001C200000170C4C6738A92F2A703A.wmf" xlink:type="simple" xlink:show="embed" xlink:actuate="onLoad"/></draw:frame></text:span><text:span text:style-name="T139"> </text:span><text:span text:style-name="T139"><draw:frame draw:style-name="fr1" draw:name="Obrázek21" text:anchor-type="as-char" svg:width="7.2cm" svg:height="4.8cm" draw:z-index="65"><draw:image xlink:href="Pictures/200002B400001C20000012C06F8080D42D0470F8.wmf" xlink:type="simple" xlink:show="embed" xlink:actuate="onLoad"/></draw:frame></text:span><text:span text:style-name="T139"> </text:span><text:span text:style-name="T139"><draw:frame draw:style-name="fr1" draw:name="Obrázek24" text:anchor-type="as-char" svg:width="7.2cm" svg:height="5.2cm" draw:z-index="66"><draw:image xlink:href="Pictures/200002BC00001C20000014507A3CAF57B1E6E919.wmf" xlink:type="simple" xlink:show="embed" xlink:actuate="onLoad"/></draw:frame></text:span></text:p>
      <text:p text:style-name="P38"/>
      <text:p text:style-name="P39"><text:soft-page-break/><draw:frame draw:style-name="fr1" draw:name="Obrázek23" text:anchor-type="as-char" svg:width="11.201cm" svg:height="7.601cm" draw:z-index="17"><draw:image xlink:href="Pictures/200006DA00002BC000001DB072698F99CE2CE037.wmf" xlink:type="simple" xlink:show="embed" xlink:actuate="onLoad"/></draw:frame></text:p>
      <text:h text:style-name="P98" text:outline-level="2">Abstract nodes for elided predicates in gapping constructions</text:h>
      <text:p text:style-name="P50"><text:span text:style-name="T64">W</text:span><text:span text:style-name="T35">hen a predicate is elided </text:span><text:span text:style-name="T65">but two or more </text:span><text:span text:style-name="T190">of</text:span><text:span text:style-name="T65">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35">. </text:span><text:span text:style-name="T65">The corresponding basic tree uses the relation </text:span><text:span text:style-name="T26">orphan</text:span><text:span text:style-name="T65"> to connect the orphaned dependents to each other.</text:span></text:p>
      <text:p text:style-name="P61"><draw:frame draw:style-name="fr1" draw:name="Obrázek25" text:anchor-type="as-char" svg:width="5.5cm" svg:height="4.6cm" draw:z-index="20"><draw:image xlink:href="Pictures/200002880000157C000011F8390B587BB087D59C.wmf" xlink:type="simple" xlink:show="embed" xlink:actuate="onLoad"/></draw:frame> <draw:frame draw:style-name="fr1" draw:name="Obrázek12" text:anchor-type="as-char" svg:width="8.901cm" svg:height="4.8cm" draw:z-index="21"><draw:image xlink:href="Pictures/20000332000022C4000012C00009391D09156D73.wmf" xlink:type="simple" xlink:show="embed" xlink:actuate="onLoad"/></draw:frame></text:p>
      <text:p text:style-name="P54"><text:span text:style-name="T50">Clarification:</text:span><text:span text:style-name="T53"> </text:span><text:span text:style-name="T47">In </text:span>Trenér postavil Jágra na <text:span text:style-name="T204">pra</text:span>vé křídlo a <text:span text:style-name="T63">Straku</text:span> na <text:span text:style-name="T204">le</text:span>vé.<text:span text:style-name="T95"> </text:span><text:span text:style-name="T46">“</text:span><text:span text:style-name="T47">The coach put </text:span><text:span text:style-name="T102">Jágr </text:span><text:span text:style-name="T47">on the right wing and Straka on the left.” the varied dependents are the object and the directional oblique modifier, while the subject is a shared dependent of the conjuncts. Note that the missing noun in </text:span><text:span text:style-name="T205">na levé (křídlo)</text:span><text:span text:style-name="T102"> </text:span><text:span text:style-name="T47">“on the left (wing)” is not reconstructed because the standard treatment of ellipsis within nominals does not lead to abstract nodes in the enhanced representation </text:span><text:span text:style-name="T49">(should we change this?)</text:span><text:span text:style-name="T47">.</text:span></text:p>
      <text:p text:style-name="P65"><text:soft-page-break/><draw:frame draw:style-name="fr1" draw:name="Obrázek28" text:anchor-type="as-char" svg:width="11.8cm" svg:height="7.2cm" draw:z-index="1"><draw:image xlink:href="Pictures/2000058700002E1800001C2047411C4B9B82F58F.wmf" xlink:type="simple" xlink:show="embed" xlink:actuate="onLoad"/></draw:frame></text:p>
      <text:p text:style-name="P32"><text:span text:style-name="T78">Clarification:</text:span><text:span text:style-name="T201"> </text:span>While in English and other Indo-European languages gapping occurs in non-first conjuncts, languages like Turkish are more likely to have the gaps in non-last conjuncts <text:span text:style-name="T206">(note that the noun </text:span><text:span text:style-name="T181">görevi</text:span><text:span text:style-name="T189"> </text:span><text:span text:style-name="T206">“duty” is not reconstructed in the gap because EUD does not create abstract nodes for nominals; instead, the nominal that modifies it, </text:span><text:span text:style-name="T181">sözcü</text:span><text:span text:style-name="T106"> “</text:span><text:span text:style-name="T107">spokesman”, is</text:span><text:span text:style-name="T106"> promoted and inherits the </text:span><text:span text:style-name="T15">obj</text:span><text:span text:style-name="T106"> relation </text:span><text:span text:style-name="T160">(should we change this?)</text:span><text:span text:style-name="T106">)</text:span>:</text:p>
      <text:p text:style-name="P66"><draw:frame draw:style-name="fr1" draw:name="Obrázek30" text:anchor-type="as-char" svg:width="14.801cm" svg:height="7.601cm" draw:z-index="12"><draw:image xlink:href="Pictures/200005B1000039D000001DB0AEEC0DA826F978D3.wmf" xlink:type="simple" xlink:show="embed" xlink:actuate="onLoad"/></draw:frame></text:p>
      <text:p text:style-name="P17"><text:span text:style-name="T153">Clarification:</text:span><text:span text:style-name="T149"> </text:span><text:span text:style-name="T121">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27">But it also depends on whether other proposals to extend the usage of abstract nodes will be accepted.</text:span></text:p>
      <text:p text:style-name="P24"><text:span text:style-name="T153">Clarification </text:span><text:span text:style-name="T154">(or </text:span><text:span text:style-name="T157">amendment</text:span><text:span text:style-name="T154">?)</text:span><text:span text:style-name="T153">:</text:span><text:span text:style-name="T149"> </text:span><text:span text:style-name="T122">T</text:span><text:span text:style-name="T118">he current guidelines use the term “empty node” for the newly added nodes representing the elided predicates. This term is misleading because the added node is typically a copy of a predicate node that is overtly expressed in the </text:span><text:span text:style-name="T126">text</text:span><text:span text:style-name="T118">.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118">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20"><text:span text:style-name="T153">Clarification </text:span><text:span text:style-name="T154">(or </text:span><text:span text:style-name="T157">amendment</text:span><text:span text:style-name="T154">?)</text:span><text:span text:style-name="T153">:</text:span><text:span text:style-name="T149"> </text:span><text:span text:style-name="T118">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123">natural</text:span><text:span text:style-name="T118"> placement by a native speaker in case the word is actually uttered. Language-specific guidelines must specify what exactly this means and what is the default position in case of uncertainty. </text:span><text:span text:style-name="T128">For example, a reconstructed predicate of a conjunct clause normally occurs adjacent to other words of that clause (rather than to its antecedent predicate) but in some languages it occurs between its dependents, in other languages after them </text:span><text:span text:style-name="T129">etc.</text:span></text:p>
      <text:p text:style-name="P33"><text:span text:style-name="T153">Clarification:</text:span><text:span text:style-name="T136"> </text:span><text:span text:style-name="T100">I</text:span><text:span text:style-name="T95">t is not necessary that there is a 1-1 mapping between overtly expressed arguments of the overt </text:span><text:span text:style-name="T103">predicate</text:span><text:span text:style-name="T95"> and </text:span><text:span text:style-name="T103">those of</text:span><text:span text:style-name="T95"> the elided predicate: </text:span><text:span text:style-name="T178">Budu se muset vrátit a ty se mnou</text:span><text:span text:style-name="T173">. </text:span><text:span text:style-name="T101">“I will have to go and you will go with me.” The second clause has the oblique dependent </text:span><text:span text:style-name="T180">se mnou</text:span><text:span text:style-name="T175"> </text:span><text:span text:style-name="T101">“with me”, which has no counterpart in the first clause. </text:span><text:span text:style-name="T104">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105">(annotating the overt reflexive as a shared dependent would be problematic because the reflexive etymology, even if weakened in this context, makes each reflexive marker refer to a different subject)</text:span><text:span text:style-name="T104">.</text:span></text:p>
      <text:p text:style-name="P64"><draw:frame draw:style-name="fr1" draw:name="Obrázek27" text:anchor-type="as-char" svg:width="14.499cm" svg:height="7.301cm" draw:z-index="6"><draw:image xlink:href="Pictures/200005BD000038A400001C848B7E701A6114F382.wmf" xlink:type="simple" xlink:show="embed" xlink:actuate="onLoad"/></draw:frame></text:p>
      <text:p text:style-name="P19"><text:span text:style-name="T151">P</text:span><text:span text:style-name="T152">roblem</text:span><text:span text:style-name="T151">:</text:span><text:span text:style-name="T124"> </text:span><text:span text:style-name="T125">The guidelines do not provide enough guidance about which words should be reconstructed as abstract nodes. Clearly, a gapped clause contains at least one abstract node for the main predicate. There may be multiple main verb predicates connected via </text:span><text:span text:style-name="T22">xcomp</text:span><text:span text:style-name="T125">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116">unless we </text:span><text:soft-page-break/><text:span text:style-name="T116">also start doing this with nominal ellipsis outside gapping</text:span><text:span text:style-name="T125">. </text:span><text:span text:style-name="T116">If we reconstruct auxiliaries, should we also reconstruct them in cases where the main predicate is not elided (e.g. when the copula is in the gap, as in </text:span><text:span text:style-name="T89">I am a teacher and you a student</text:span><text:span text:style-name="T116">). </text:span><text:span text:style-name="T117">Of course only in languages where the auxiliary / copula is normally expected. It would be reconstructed in English but not in Russian.</text:span></text:p>
      <text:p text:style-name="P69"><draw:frame draw:style-name="fr1" draw:name="Obrázek35" text:anchor-type="as-char" svg:width="6.9cm" svg:height="6.301cm" draw:z-index="52"><draw:image xlink:href="Pictures/200002F400001AF40000189CC4F0680F3780E75C.wmf" xlink:type="simple" xlink:show="embed" xlink:actuate="onLoad"/></draw:frame></text:p>
      <text:p text:style-name="P8"><text:span text:style-name="T155">Amendment</text:span><text:span text:style-name="T156">:</text:span><text:span text:style-name="T109"> </text:span><text:span text:style-name="T108">C</text:span><text:span text:style-name="T95">onversely, the main predicate may be missing while the auxiliary is present, as in English </text:span><text:span text:style-name="T81">Sue likes pasta and Peter does, too</text:span><text:span text:style-name="T95"> or </text:span><text:span text:style-name="T81">Sue likes pasta but Peter doesn’t</text:span><text:span text:style-name="T95">. In the basic tree, the auxiliary is promoted to the predicate position and no </text:span><text:span text:style-name="T12">orphan</text:span><text:span text:style-name="T95"> relation is needed. However, it would make sense to reconstruct the predicate in the enhanced graph just like we reconstruct it when there is no auxiliary. Not only would we get the correct lemma for the event; we could also show the shared object (</text:span><text:span text:style-name="T81">Peter does like pizza</text:span><text:span text:style-name="T95"> would provide the right signal to the application, while </text:span><text:span text:style-name="T81">Peter does pizza</text:span><text:span text:style-name="T95"> would be misleading).</text:span></text:p>
      <text:p text:style-name="P70"><draw:frame draw:style-name="fr1" draw:name="Obrázek36" text:anchor-type="as-char" svg:width="7.999cm" svg:height="5.8cm" draw:z-index="54"><draw:image xlink:href="Pictures/2000035600001F40000016A8F75E5898447AFF80.wmf" xlink:type="simple" xlink:show="embed" xlink:actuate="onLoad"/></draw:frame> <draw:frame draw:style-name="fr1" draw:name="Obrázek37" text:anchor-type="as-char" svg:width="7.9cm" svg:height="5.5cm" draw:z-index="55"><draw:image xlink:href="Pictures/2000033400001EDC0000157CE5B6B47C62369EEA.wmf" xlink:type="simple" xlink:show="embed" xlink:actuate="onLoad"/></draw:frame> <text:soft-page-break/><draw:frame draw:style-name="fr1" draw:name="Obrázek34" text:anchor-type="as-char" svg:width="7.5cm" svg:height="5.8cm" draw:z-index="56"><draw:image xlink:href="Pictures/2000033700001D4C000016A89527641D18A1EDDC.wmf" xlink:type="simple" xlink:show="embed" xlink:actuate="onLoad"/></draw:frame></text:p>
      <text:p text:style-name="P30">Note that in the last example above, the two clauses have a shared object although they are not in coordination; this is also not covered by the current guidelines.</text:p>
      <text:p text:style-name="P34"><text:span text:style-name="T78">Clarification:</text:span><text:span text:style-name="T201"> </text:span>Also note that in some languages, the equivalent of <text:span text:style-name="T94">Sue likes pasta and Peter does, too</text:span><text:span text:style-name="T133"> or </text:span><text:span text:style-name="T94">Sue likes pasta but Peter doesn’t</text:span><text:span text:style-name="T133"> </text:span><text:span text:style-name="T131">does not involve an auxiliary that could be promoted. </text:span><text:span text:style-name="T134">Consequently, the basic representation looks different and employs the </text:span><text:span text:style-name="T19">orphan</text:span><text:span text:style-name="T134"> relation. However, the enhanced representation looks again similar to English, that is, if the main predicate is reconstructed in English. Czech examples: </text:span><text:span text:style-name="T185">Soňa má ráda těstoviny a Petr také</text:span><text:span text:style-name="T170"> </text:span><text:span text:style-name="T134">“So</text:span><text:span text:style-name="T170">ň</text:span><text:span text:style-name="T134">a likes pasta and Petr does, too”; </text:span><text:span text:style-name="T185">Soňa má ráda těstoviny, ale Petr ne</text:span><text:span text:style-name="T170"> </text:span><text:span text:style-name="T134">“So</text:span><text:span text:style-name="T170">ň</text:span><text:span text:style-name="T134">a likes pasta but Petr doesn’t”.</text:span></text:p>
      <text:p text:style-name="P72"><draw:frame draw:style-name="fr1" draw:name="Obrázek39" text:anchor-type="as-char" svg:width="9.2cm" svg:height="6.699cm" draw:z-index="57"><draw:image xlink:href="Pictures/200004A5000023F000001A2C848A985B41EF2D16.wmf" xlink:type="simple" xlink:show="embed" xlink:actuate="onLoad"/></draw:frame> <text:soft-page-break/><draw:frame draw:style-name="fr1" draw:name="Obrázek40" text:anchor-type="as-char" svg:width="9.299cm" svg:height="7.601cm" draw:z-index="58"><draw:image xlink:href="Pictures/200004F50000245400001DB036F61217F9D37C8D.wmf" xlink:type="simple" xlink:show="embed" xlink:actuate="onLoad"/></draw:frame></text:p>
      <text:p text:style-name="P31">Note that in the negative version of the example, the linear position of the abstract nodes is modified to make it sound more natural; however, it is not perfect because if the predicate were really pronounced, the negative morpheme would become its prefix <text:span text:style-name="T173">(</text:span><text:span text:style-name="T178">ale Petr je </text:span><text:span text:style-name="T188">nemá</text:span><text:span text:style-name="T184"> rád</text:span><text:span text:style-name="T135"> “but Petr doesn’t like it”</text:span><text:span text:style-name="T169">).</text:span></text:p>
      <text:p text:style-name="P23"><text:span text:style-name="T78">Clarification:</text:span><text:span text:style-name="T202"> </text:span><text:span text:style-name="T163">A combination of left-to-right gapping, right-to-left gapping, and auxiliary promotion can be observed in German passive sentences, where the auxiliary is overtly expressed in the first conjunct and the content verb participle in the last one: </text:span><text:span text:style-name="T210">Der Genuß wurde von der Arbeit, das Mittel vom Zweck, die Anstrengung von der Belohnung geschieden.</text:span><text:span text:style-name="T177"> </text:span><text:span text:style-name="T118">“The pleasure was distinguished from the work, the means from the goal, the effort from the reward.”</text:span></text:p>
      <text:p text:style-name="P71"><draw:frame draw:style-name="fr2" draw:name="Obrázek38" text:anchor-type="as-char" svg:width="17cm" svg:height="5.216cm" draw:z-index="59"><draw:image xlink:href="Pictures/20000BA500006C340000213440E8C6A3B4F9007B.wmf" xlink:type="simple" xlink:show="embed" xlink:actuate="onLoad"/></draw:frame> </text:p>
      <text:p text:style-name="P22"><text:span text:style-name="T78">Clarification:</text:span><text:span text:style-name="T202"> </text:span><text:span text:style-name="T163">The current guidelines do not list contexts other than coordination where this enhancement (together with the </text:span><text:span text:style-name="T34">orphan</text:span><text:span text:style-name="T163"> relation in the basic tree) is used. </text:span><text:span text:style-name="T165">We should add such examples to the guidelines. For instance, comparison in Czech may involve a gap in the standard of comparison: </text:span><text:span text:style-name="T183">Pavel miluje Petru více než Jirka Hanku</text:span><text:span text:style-name="T177">.</text:span><text:span text:style-name="T165">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67"><text:soft-page-break/><draw:frame draw:style-name="fr1" draw:name="Obrázek29" text:anchor-type="as-char" svg:width="9.299cm" svg:height="5.3cm" draw:z-index="60"><draw:image xlink:href="Pictures/2000043200002454000014B410B8D4371D245D6A.wmf" xlink:type="simple" xlink:show="embed" xlink:actuate="onLoad"/></draw:frame><text:line-break/><draw:frame draw:style-name="fr1" draw:name="Obrázek26" text:anchor-type="as-char" svg:width="6.699cm" svg:height="4.9cm" draw:z-index="61"><draw:image xlink:href="Pictures/2000034000001A2C0000132410CBD2278FC10A8F.wmf" xlink:type="simple" xlink:show="embed" xlink:actuate="onLoad"/></draw:frame> <draw:frame draw:style-name="fr1" draw:name="Obrázek31" text:anchor-type="as-char" svg:width="7.5cm" svg:height="4.9cm" draw:z-index="62"><draw:image xlink:href="Pictures/2000034C00001D4C0000132469557DDC9F0A0420.wmf" xlink:type="simple" xlink:show="embed" xlink:actuate="onLoad"/></draw:frame></text:p>
      <text:p text:style-name="P21"><text:span text:style-name="T166">In issue </text:span><text:a xlink:type="simple" xlink:href="https://github.com/UniversalDependencies/docs/issues/635" text:style-name="Internet_20_link" text:visited-style-name="Visited_20_Internet_20_Link"><text:span text:style-name="T166">635</text:span></text:a><text:span text:style-name="T166"> (2019-09-19)</text:span><text:span text:style-name="T163"> </text:span><text:span text:style-name="T166">people complained</text:span><text:span text:style-name="T163"> about the validat</text:span><text:span text:style-name="T165">or’s restrictions on the parent of orphan; the following examples are copied from there</text:span><text:span text:style-name="T163">.</text:span></text:p>
      <text:p text:style-name="P28">Latvian <text:span text:style-name="T7">ccomp</text:span>: <text:span text:style-name="T207">Atjēdzos, ka bez angļu valodas nekur (netikšu).</text:span> “(I) realized that (I will get) nowhere without English.”</text:p>
      <text:p text:style-name="P29">Latvian <text:span text:style-name="T7">acl</text:span>: <text:span text:style-name="T208">Viņš ēd tos ābolus, ko pirms tam (ēda) tārpi</text:span><text:span text:style-name="T207">.</text:span> “<text:span text:style-name="T209">He eats the same apples which </text:span>(<text:span text:style-name="T209">were eaten</text:span>) <text:span text:style-name="T209">by worms before</text:span>.”</text:p>
      <text:p text:style-name="P68"><draw:frame draw:style-name="fr1" draw:name="Obrázek32" text:anchor-type="as-char" svg:width="11.501cm" svg:height="7.601cm" draw:z-index="63"><draw:image xlink:href="Pictures/200004AA00002CEC00001DB03E26D508E9792727.wmf" xlink:type="simple" xlink:show="embed" xlink:actuate="onLoad"/></draw:frame> <text:s/><text:soft-page-break/><draw:frame draw:style-name="fr1" draw:name="Obrázek33" text:anchor-type="as-char" svg:width="10.201cm" svg:height="6.699cm" draw:z-index="64"><draw:image xlink:href="Pictures/200004F8000027D800001A2C4000E7EE22262FD3.wmf" xlink:type="simple" xlink:show="embed" xlink:actuate="onLoad"/></draw:frame></text:p>
      <text:h text:style-name="P102" text:outline-level="1">Grammatically conditioned coreference</text:h>
      <text:p text:style-name="P51"><text:span text:style-name="T66">T</text:span><text:span text:style-name="T35">wo of the currently defined enhancement types propagate dependency relations to indicate that an unexpressed dependent of predicate V</text:span><text:span text:style-name="T211">2</text:span><text:span text:style-name="T35"> is coreferential with an overtly expressed dependent of predicate V</text:span><text:span text:style-name="T211">1</text:span><text:span text:style-name="T35">; the coreference follows from the grammar and from the lexicon (</text:span><text:span text:style-name="T67">specifically from </text:span><text:span text:style-name="T35">the meaning of the verb), so it is not </text:span><text:span text:style-name="T67">textual coreference (context-based pairing of an anaphor with its antecedent).</text:span><text:span text:style-name="T69"><text:note text:id="ftn2" text:note-class="footnote"><text:note-citation>2</text:note-citation><text:note-body><text:p text:style-name="P63">Šárka Zikánová, Eva Hajičová, Barbora Hladká, Pavlína Jínová, Jiří Mírovský, Anna Nedoluzhko, Lucie Poláková, Kateřina Rysová, Magdaléna Rysová, Jan Václ <text:span text:style-name="T35">(2015). </text:span><text:span text:style-name="T70">Discourse and Coherence. From the Sentence Structure to Relations in Text.</text:span><text:span text:style-name="T46"> Volume 14 of Studies in Computational and Theoretical Linguistics. Charles University in Prague, Faculty of Mathematics and Physics, Institute of Formal and Applied Linguistics, Praha, Czechia. Section 3.3 </text:span><text:span text:style-name="T48">(pages 33–38)</text:span><text:span text:style-name="T46">.</text:span></text:p></text:note-body></text:note></text:span></text:p>
      <text:h text:style-name="P99" text:outline-level="2">External subjects of controlled or embedded predicates</text:h>
      <text:p text:style-name="P53"><text:span text:style-name="T35">This enhancement is used in constructions that involve two clauses connected via the </text:span><text:span text:style-name="T25">xcomp</text:span><text:span text:style-name="T35">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5">nsubj</text:span><text:span text:style-name="T35"> or </text:span><text:span text:style-name="T25">csubj</text:span><text:span text:style-name="T35"> depending on whether the participant is nominal or clausal. It will have the subtype </text:span><text:span text:style-name="T25">:pass</text:span><text:span text:style-name="T35"> if the dependent clause is passive (notice that the same participant may be an active subject in the matrix clause and a passive subject in the dependent clause, </text:span><text:span text:style-name="T68">or vice versa</text:span><text:span text:style-name="T35">). Finally, it will always have the subtype </text:span><text:span text:style-name="T25">:xsubj</text:span><text:span text:style-name="T35">.</text:span></text:p>
      <text:p text:style-name="P41"><text:span text:style-name="T213">Clarification:</text:span><text:span text:style-name="T199"> The current guidelines do not demonstrate that the controlled subject may be coreferential with an oblique dependent of the control verb. Add the above paragraph to the guidelines and add the Italian example below.</text:span></text:p>
      <text:p text:style-name="P73"><text:soft-page-break/><draw:frame draw:style-name="fr1" draw:name="Obrázek41" text:anchor-type="as-char" svg:width="5.001cm" svg:height="4.399cm" draw:z-index="2"><draw:image xlink:href="Pictures/20000251000013880000113026C2235FC8BFFA2D.wmf" xlink:type="simple" xlink:show="embed" xlink:actuate="onLoad"/></draw:frame> <draw:frame draw:style-name="fr1" draw:name="Obrázek42" text:anchor-type="as-char" svg:width="5.8cm" svg:height="5.399cm" draw:z-index="4"><draw:image xlink:href="Pictures/20000299000016A8000015188BD720B6966E3602.wmf" xlink:type="simple" xlink:show="embed" xlink:actuate="onLoad"/></draw:frame> <draw:frame draw:style-name="fr1" draw:name="Obrázek43" text:anchor-type="as-char" svg:width="6.399cm" svg:height="4.001cm" draw:z-index="19"><draw:image xlink:href="Pictures/200002510000190000000FA0C52463C1B873CC84.wmf" xlink:type="simple" xlink:show="embed" xlink:actuate="onLoad"/></draw:frame> <draw:frame draw:style-name="fr1" draw:name="Obrázek44" text:anchor-type="as-char" svg:width="5.699cm" svg:height="5.399cm" draw:z-index="40"><draw:image xlink:href="Pictures/2000029D000016440000151854A347D26D07B824.wmf" xlink:type="simple" xlink:show="embed" xlink:actuate="onLoad"/></draw:frame> <draw:frame draw:style-name="fr1" draw:name="Obrázek47" text:anchor-type="as-char" svg:width="12.599cm" svg:height="6.699cm" draw:z-index="48"><draw:image xlink:href="Pictures/200005AE0000313800001A2CEA01FBD19C31C4B3.wmf" xlink:type="simple" xlink:show="embed" xlink:actuate="onLoad"/></draw:frame></text:p>
      <text:p text:style-name="P52"><text:span text:style-name="T35">Since the enhanced representation captures deep-syntactic relations, a subject relation may lead to a node that does not have a form prescribed for surface subjects. This happens with the object control constructions above: </text:span><text:span text:style-name="T70">me</text:span><text:span text:style-name="T35"> has the accusative form because it is an object of </text:span><text:span text:style-name="T70">made</text:span><text:span text:style-name="T35"> and </text:span><text:span text:style-name="T70">wants</text:span><text:span text:style-name="T35">, respectively. It is also a deep subject of </text:span><text:span text:style-name="T70">buy</text:span><text:span text:style-name="T35"> and </text:span><text:span text:style-name="T70">be promoted</text:span><text:span text:style-name="T35">, despite the accusative (as a surface subject it would be in nominative). </text:span><text:span text:style-name="T75">Similarly, in the oblique control construction, </text:span><text:span text:style-name="T214">ai giornalisti</text:span><text:span text:style-name="T75"> is a prepositional nominal, which could not be a surface subject in Italian.</text:span></text:p>
      <text:p text:style-name="P42"><text:span text:style-name="T213">Clarification:</text:span><text:span text:style-name="T199"> </text:span><text:span text:style-name="T200">As certain types of secondary predication are analyzed using the </text:span><text:span text:style-name="T24">xcomp</text:span><text:span text:style-name="T200"> relation, they also get the extra </text:span><text:span text:style-name="T24">nsubj:xsubj</text:span><text:span text:style-name="T200"> relation in the enhanced graph:</text:span></text:p>
      <text:p text:style-name="P74"><text:soft-page-break/><draw:frame draw:style-name="fr1" draw:name="Obrázek45" text:anchor-type="as-char" svg:width="4.5cm" svg:height="4.399cm" draw:z-index="5"><draw:image xlink:href="Pictures/200001E1000011940000113086CEFB69CECC7A55.wmf" xlink:type="simple" xlink:show="embed" xlink:actuate="onLoad"/></draw:frame> <draw:frame draw:style-name="fr1" draw:name="Obrázek46" text:anchor-type="as-char" svg:width="5.9cm" svg:height="4.9cm" draw:z-index="7"><draw:image xlink:href="Pictures/200002350000170C0000132458F4375869ABD825.wmf" xlink:type="simple" xlink:show="embed" xlink:actuate="onLoad"/></draw:frame></text:p>
      <text:p text:style-name="P7"><text:span text:style-name="T155">Amendment</text:span><text:span text:style-name="T156">:</text:span><text:span text:style-name="T130">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216">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75"><draw:frame draw:style-name="fr1" draw:name="Obrázek49" text:anchor-type="as-char" svg:width="7.999cm" svg:height="4.9cm" draw:z-index="23"><draw:image xlink:href="Pictures/2000038700001F4000001324F8EED6C3F0940CF4.wmf" xlink:type="simple" xlink:show="embed" xlink:actuate="onLoad"/></draw:frame></text:p>
      <text:p text:style-name="P6"><text:span text:style-name="T155">Amendment</text:span><text:span text:style-name="T156">:</text:span><text:span text:style-name="T130"> </text:span><text:span text:style-name="T215">Grammatical coreference is not limited to </text:span><text:span text:style-name="T8">xcomp</text:span><text:span text:style-name="T217">; depending on the lexical and syntactic context, it occurs in other types of subordinate clauses, too. If enhanced annotation of obligatory coreference around </text:span><text:span text:style-name="T8">xcomp</text:span><text:span text:style-name="T217"> is useful for applications, then arguably it is useful in the other constructions as well. Examples include non-finite adverbial clauses (infinitives, converbs/gerunds, secondary predication), but also some subject clauses and even adnominal clauses:</text:span></text:p>
      <text:list xml:id="list2946379136" text:style-name="L2">
        <text:list-item>
          <text:p text:style-name="P84"><text:span text:style-name="T112">[en] </text:span><text:span text:style-name="T84">I went there to </text:span><text:span text:style-name="T85">eat and drink</text:span><text:span text:style-name="T84">.</text:span><text:span text:style-name="T110"> </text:span><text:span text:style-name="T112">(Adverbial clause, infinitive.)</text:span></text:p>
        </text:list-item>
        <text:list-item>
          <text:p text:style-name="P85"><text:span text:style-name="T95">[en] </text:span><text:span text:style-name="T84">Having </text:span><text:span text:style-name="T86">driven</text:span><text:span text:style-name="T84"> </text:span><text:span text:style-name="T86">with you I feel confident you will pass the test</text:span><text:span text:style-name="T84">.</text:span><text:span text:style-name="T110"> </text:span><text:span text:style-name="T95">(Adverbial clause, converb.) In some languages (Czech, English), subjects of converbs are obligatorily coreferential with the subject of the matrix clause. Other languages (e.g. Buryat) have many different types of converbs and some of them may have a different subject.</text:span></text:p>
        </text:list-item>
        <text:list-item>
          <text:p text:style-name="P85"><text:span text:style-name="T95">[en] </text:span><text:span text:style-name="T87">She is suspected of having been a member of Al Qaeda.</text:span><text:span text:style-name="T111"> </text:span><text:span text:style-name="T95">(Oblique = adverbial clause, verbal noun / gerund.)</text:span></text:p>
        </text:list-item>
        <text:list-item>
          <text:p text:style-name="P85"><text:span text:style-name="T95">[en] </text:span><text:span text:style-name="T81">She entered the room sad.</text:span><text:span text:style-name="T95"> (Secondary predication, optional depictive.)</text:span></text:p>
        </text:list-item>
        <text:list-item>
          <text:p text:style-name="P85"><text:soft-page-break/><text:span text:style-name="T95">[cs] </text:span><text:span text:style-name="T178">Vstoupila do místnosti smutná.</text:span><text:span text:style-name="T173"> </text:span><text:span text:style-name="T95">“She entered the room sad.” (Secondary predication, optional depictive, subject indicated only by the form of the verb.)</text:span></text:p>
        </text:list-item>
        <text:list-item>
          <text:p text:style-name="P85"><text:span text:style-name="T95">[cs] </text:span><text:span text:style-name="T178">Nechtělo se mu pracovat.</text:span><text:span text:style-name="T173"> </text:span><text:span text:style-name="T95">“He didn’t feel like working.” (Subject clause, infinitive, its subject coreferential with the dative dependent of the main verb.)</text:span></text:p>
        </text:list-item>
        <text:list-item>
          <text:p text:style-name="P86"><text:span text:style-name="T95">[nl] </text:span><text:span text:style-name="T218">Hij had moeite om zich te concentreren.</text:span><text:span text:style-name="T112"> “He had trouble concentrating.” </text:span><text:span text:style-name="T95">(The matrix clause features a light verb construction, hence the subordinate infinitive is an adnominal clause modifying the object of the light verb, yet the subject of the infinitive is coreferential with the subject of the matrix clause.)</text:span></text:p>
        </text:list-item>
      </text:list>
      <text:p text:style-name="P40"/>
      <text:p text:style-name="P76"><draw:frame draw:style-name="fr1" draw:name="Obrázek50" text:anchor-type="as-char" svg:width="6.699cm" svg:height="5.8cm" draw:z-index="9"><draw:image xlink:href="Pictures/2000034F00001A2C000016A8AA18FC023A001D2F.wmf" xlink:type="simple" xlink:show="embed" xlink:actuate="onLoad"/></draw:frame> <draw:frame draw:style-name="fr1" draw:name="Obrázek48" text:anchor-type="as-char" svg:width="11.1cm" svg:height="4.9cm" draw:z-index="14"><draw:image xlink:href="Pictures/2000046F00002B5C000013248120FFD0AFF2DA25.wmf" xlink:type="simple" xlink:show="embed" xlink:actuate="onLoad"/></draw:frame> <text:soft-page-break/><draw:frame draw:style-name="fr1" draw:name="Obrázek51" text:anchor-type="as-char" svg:width="9.5cm" svg:height="7.2cm" draw:z-index="10"><draw:image xlink:href="Pictures/200004510000251C00001C20D0B92BD1F53E2271.wmf" xlink:type="simple" xlink:show="embed" xlink:actuate="onLoad"/></draw:frame><text:line-break/><draw:frame draw:style-name="fr1" draw:name="Obrázek52" text:anchor-type="as-char" svg:width="4.8cm" svg:height="5.399cm" draw:z-index="11"><draw:image xlink:href="Pictures/20000219000012C000001518E986522A57947C1D.wmf" xlink:type="simple" xlink:show="embed" xlink:actuate="onLoad"/></draw:frame> <draw:frame draw:style-name="fr1" draw:name="Obrázek53" text:anchor-type="as-char" svg:width="6.9cm" svg:height="6.2cm" draw:z-index="13"><draw:image xlink:href="Pictures/200002EB00001AF4000018383784F6354D0E739C.wmf" xlink:type="simple" xlink:show="embed" xlink:actuate="onLoad"/></draw:frame> <draw:frame draw:style-name="fr1" draw:name="Obrázek54" text:anchor-type="as-char" svg:width="6.2cm" svg:height="5.8cm" draw:z-index="15"><draw:image xlink:href="Pictures/2000031600001838000016A86E63A2898A0BF87A.wmf" xlink:type="simple" xlink:show="embed" xlink:actuate="onLoad"/></draw:frame> <draw:frame draw:style-name="fr1" draw:name="Obrázek55" text:anchor-type="as-char" svg:width="7.999cm" svg:height="7.2cm" draw:z-index="16"><draw:image xlink:href="Pictures/200003D200001F4000001C20C52E3D5BBDB068F4.wmf" xlink:type="simple" xlink:show="embed" xlink:actuate="onLoad"/></draw:frame></text:p>
      <text:p text:style-name="P55"><text:span text:style-name="T45">Clarification</text:span><text:span text:style-name="T191">/</text:span><text:span text:style-name="T51">Amendment</text:span><text:span text:style-name="T52">:</text:span><text:span text:style-name="T37"> </text:span><text:span text:style-name="T38">Optional depictives may use an equivalent of the subordinating conjunction </text:span><text:span text:style-name="T72">as</text:span><text:span text:style-name="T58">. Czech examples in various morphological cases:</text:span><text:span text:style-name="T56"> </text:span><text:span text:style-name="T186">Říkám to jako učitel.</text:span><text:span text:style-name="T171"> </text:span><text:span text:style-name="T59">“I am saying this as a teacher.”</text:span><text:span text:style-name="T186"> Říkám ti to jako učiteli.</text:span><text:span text:style-name="T171"> </text:span><text:span text:style-name="T59">“I</text:span><text:span text:style-name="T212">i</text:span><text:span text:style-name="T59"> am saying this to you</text:span><text:span text:style-name="T212">j</text:span><text:span text:style-name="T59"> as a teacher</text:span><text:span text:style-name="T212">j</text:span><text:span text:style-name="T59">.”</text:span><text:span text:style-name="T186"> Váží si ho jako </text:span><text:soft-page-break/><text:span text:style-name="T186">učitele.</text:span><text:span text:style-name="T171"> </text:span><text:span text:style-name="T59">“They respect him as a teacher.”</text:span><text:span text:style-name="T36"> </text:span><text:span text:style-name="T186">Nemluvila o něm jako o otci, ale jako o matčinu příteli. (= Mluvila o něm ne jako o otci, ale o matčinu příteli.)</text:span><text:span text:style-name="T171"> </text:span><text:span text:style-name="T59">“She referred to him as mother’s friend, not as father.” In the last example, there is an additional problem</text:span><text:span text:style-name="T56"> with the scope of </text:span><text:span text:style-name="T186">ne</text:span><text:span text:style-name="T171">; </text:span><text:span text:style-name="T59">this sentence is best analyzed as an instance of gapping, even if there is no </text:span><text:span text:style-name="T32">orphan</text:span><text:span text:style-name="T59"> relation in the basic representation.</text:span><text:span text:style-name="T171"> </text:span><text:span text:style-name="T56">Problem: The conjunction </text:span><text:span text:style-name="T186">jako</text:span><text:span text:style-name="T171"> </text:span><text:span text:style-name="T56">can be also used in comparison and sometimes it may be difficult to decide whether it is a comparison or a depictive. It would not matter if the annotation were the same. But the guidelines say that the depictive is an adverbial clause, while the standard of comparison is just an oblique nominal (the conjunction is then attached as </text:span><text:span text:style-name="T29">case</text:span><text:span text:style-name="T56">). </text:span><text:span text:style-name="T57">And even if we change the guidelines and make the basic representations the same, the enhanced relation </text:span><text:span text:style-name="T30">nsubj:xsubj</text:span><text:span text:style-name="T57"> should probably be used with depictives but not in comparison: </text:span><text:span text:style-name="T187">Mluví jako nějaký učitel.</text:span><text:span text:style-name="T172"> </text:span><text:span text:style-name="T57">“He </text:span><text:span text:style-name="T60">speaks</text:span><text:span text:style-name="T57"> like some kind of teacher.”</text:span></text:p>
      <text:p text:style-name="P77"><draw:frame draw:style-name="fr1" draw:name="Obrázek56" text:anchor-type="as-char" svg:width="5.3cm" svg:height="5.3cm" draw:z-index="18"><draw:image xlink:href="Pictures/200002B7000014B4000014B4D8C8E4DC40498ADE.wmf" xlink:type="simple" xlink:show="embed" xlink:actuate="onLoad"/></draw:frame> <draw:frame draw:style-name="fr1" draw:name="Obrázek57" text:anchor-type="as-char" svg:width="6.5cm" svg:height="6.2cm" draw:z-index="22"><draw:image xlink:href="Pictures/20000306000019640000183809090475A3EA81F8.wmf" xlink:type="simple" xlink:show="embed" xlink:actuate="onLoad"/></draw:frame> <draw:frame draw:style-name="fr1" draw:name="Obrázek58" text:anchor-type="as-char" svg:width="7.699cm" svg:height="5.8cm" draw:z-index="24"><draw:image xlink:href="Pictures/2000034600001E14000016A85F30C57047375054.wmf" xlink:type="simple" xlink:show="embed" xlink:actuate="onLoad"/></draw:frame> <draw:frame draw:style-name="fr1" draw:name="Obrázek60" text:anchor-type="as-char" svg:width="6.2cm" svg:height="5.8cm" draw:z-index="25"><draw:image xlink:href="Pictures/2000027C00001838000016A8F18055DDC17A9B37.wmf" xlink:type="simple" xlink:show="embed" xlink:actuate="onLoad"/></draw:frame> <text:soft-page-break/><draw:frame draw:style-name="fr1" draw:name="Obrázek59" text:anchor-type="as-char" svg:width="15.3cm" svg:height="8.999cm" draw:z-index="26"><draw:image xlink:href="Pictures/2000072A00003BC40000232857827BA30ED36AB6.wmf" xlink:type="simple" xlink:show="embed" xlink:actuate="onLoad"/></draw:frame></text:p>
      <text:p text:style-name="P56"><text:span text:style-name="T51">Amendment</text:span><text:span text:style-name="T52">:</text:span><text:span text:style-name="T39"> There is a construction that resembles </text:span><text:span text:style-name="T33">xcomp</text:span><text:span text:style-name="T39"> infinitives but it cannot use </text:span><text:span text:style-name="T33">xcomp</text:span><text:span text:style-name="T39"> because the coreferential nominal is not subject but object in the nested clause. The construction occurs around “tough adjectives” (see </text:span><text:a xlink:type="simple" xlink:href="https://github.com/UniversalDependencies/docs/issues/923" text:style-name="Internet_20_link" text:visited-style-name="Visited_20_Internet_20_Link"><text:span text:style-name="T40">issue </text:span></text:a><text:a xlink:type="simple" xlink:href="https://github.com/UniversalDependencies/docs/issues/923" text:style-name="Internet_20_link" text:visited-style-name="Visited_20_Internet_20_Link"><text:span text:style-name="T41">923</text:span></text:a><text:span text:style-name="T39">). </text:span><text:span text:style-name="T42">Example: </text:span><text:span text:style-name="T73">The table is easy to clean.</text:span><text:span text:style-name="T61"> </text:span><text:span text:style-name="T62">Here, </text:span><text:span text:style-name="T74">the table</text:span><text:span text:style-name="T62"> is</text:span><text:span text:style-name="T61"> subject in the matrix clause </text:span><text:span text:style-name="T73">(the table is easy)</text:span><text:span text:style-name="T61"> and object in the dependent clause </text:span><text:span text:style-name="T73">(clean the table)</text:span><text:span text:style-name="T61">. </text:span><text:span text:style-name="T54">The core group has been discussing this issue, no consensus has been reached so far, candidates for the relation are </text:span><text:span text:style-name="T27">advcl</text:span><text:span text:style-name="T54"> and </text:span><text:span text:style-name="T27">ccomp</text:span><text:span text:style-name="T54">. </text:span><text:span text:style-name="T55">Regardless of the relation between the clauses, the coreference could be indicated in the enhanced dependencies by adding an </text:span><text:span text:style-name="T28">obj:</text:span><text:span text:style-name="T31">xobj</text:span><text:span text:style-name="T55"> relation from </text:span><text:span text:style-name="T71">clean</text:span><text:span text:style-name="T55"> to </text:span><text:span text:style-name="T71">table</text:span><text:span text:style-name="T55">.</text:span></text:p>
      <text:p text:style-name="P78"><draw:frame draw:style-name="fr1" draw:name="Obrázek62" text:anchor-type="as-char" svg:width="4.8cm" svg:height="4.6cm" draw:z-index="29"><draw:image xlink:href="Pictures/2000024D000012C0000011F838340481F9D8253F.wmf" xlink:type="simple" xlink:show="embed" xlink:actuate="onLoad"/></draw:frame></text:p>
      <text:h text:style-name="P100" text:outline-level="2">Relative clauses</text:h>
      <text:p text:style-name="P44">Relative clauses are another broadly attested construction with grammatical coreference. An argument or another participant in the relative clause is coreferential with the noun that is modified by the relative clause. <text:span text:style-name="T219">Within the relative clause, the coreferential nominal may be represented by a relative pronoun or another relative word (relativizer), or it may be unexpressed.</text:span></text:p>
      <text:p text:style-name="P45">Following the current guidelines, the enhanced representation of relative clauses differs from the basic tree in two aspects:</text:p>
      <text:list xml:id="list4049295700" text:style-name="L3">
        <text:list-item>
          <text:p text:style-name="P90">A relation is added from a node in the relative clause to the antecedent, i.e., the noun modified by the relative clause. Typically the parent node is the predicate of the relative <text:soft-page-break/>clause and the relation type is <text:span text:style-name="T4">nsubj</text:span> or <text:span text:style-name="T4">obj</text:span>, but none of these is a requirement. The coreference is thus indicated by the double role that the antecedent noun has: one in its own clause, and one in the relative clause. The new relation creates a cycle in the dependency graph because the relative clause still depends on the antecedent via the <text:span text:style-name="T4">acl:relcl</text:span> relation.</text:p>
        </text:list-item>
        <text:list-item>
          <text:p text:style-name="P90">If there is a relativizer that represents the coreferential entity in the relative clause, it will be detached from its parent within the relative clause and attached to the antecedent via the <text:span text:style-name="T4">ref</text:span> relation. This relation type is used only in enhanced graphs and never in basic trees.</text:p>
        </text:list-item>
      </text:list>
      <text:p text:style-name="P46">Connecting the antecedent and the relativizer with a relation makes it easier to track the coreference. However, the guidelines do not provide any explanation why we may want to also detach the relativizer from its original parent in the relative clause. <text:span text:style-name="T221">Before the enhanced guidelines were approved for UD v2, slightly different enhanced representation was proposed by Schuster and Manning (2016). They don’t even include relative clause treatment in what they call </text:span><text:span text:style-name="T88">enhanced</text:span><text:span text:style-name="T113"> representation but they make it part of </text:span><text:span text:style-name="T88">enhanced++</text:span><text:span text:style-name="T113"> representation. Their proposal includes detaching the relativizer from its original governor but again, without explanation.</text:span></text:p>
      <text:p text:style-name="P46">It is quite common for enhanced nodes to have multiple incoming edges <text:span text:style-name="T223">and it is also possible that a node has multiple </text:span><text:span text:style-name="T11">nsubj</text:span><text:span text:style-name="T223"> children (e.g. in coordination), so keeping the original relation will not cause anything “strange” in the enhanced graph.</text:span> <text:span text:style-name="T224">R</text:span>emoving the original relation <text:span text:style-name="T224">has no obvious benefit</text:span>. <text:span text:style-name="T221">On the contrary, if the relativizer remains accessible from its original parent, we will be able to see the case marking (morphological or adpositions) and other features that are characteristic of the relativizer’s function in the clause.</text:span></text:p>
      <text:p text:style-name="P47"><text:span text:style-name="T155">Amendment</text:span><text:span text:style-name="T156">:</text:span><text:span text:style-name="T203"> </text:span>The<text:span text:style-name="T220"> </text:span><text:span text:style-name="T9">ref</text:span><text:span text:style-name="T220"> relation </text:span>is added but the basic dependency of the relativizer is preserved in the enhanced graph.</text:p>
      <text:p text:style-name="P79"><draw:frame draw:style-name="fr1" draw:name="Obrázek63" text:anchor-type="as-char" svg:width="3.3cm" svg:height="3.099cm" draw:z-index="30"><draw:image xlink:href="Pictures/2000017100000CE400000C1CF228ABCF6C002FF2.wmf" xlink:type="simple" xlink:show="embed" xlink:actuate="onLoad"/></draw:frame> <draw:frame draw:style-name="fr1" draw:name="Obrázek61" text:anchor-type="as-char" svg:width="3.701cm" svg:height="4.001cm" draw:z-index="31"><draw:image xlink:href="Pictures/2000019F00000E7400000FA09FE0D815F2C72B40.wmf" xlink:type="simple" xlink:show="embed" xlink:actuate="onLoad"/></draw:frame> <draw:frame draw:style-name="fr1" draw:name="Obrázek64" text:anchor-type="as-char" svg:width="2.9cm" svg:height="3.099cm" draw:z-index="33"><draw:image xlink:href="Pictures/2000014700000B5400000C1C437F85D282C3D89D.wmf" xlink:type="simple" xlink:show="embed" xlink:actuate="onLoad"/></draw:frame> <draw:frame draw:style-name="fr1" draw:name="Obrázek65" text:anchor-type="as-char" svg:width="5.399cm" svg:height="4.001cm" draw:z-index="34"><draw:image xlink:href="Pictures/200001EB0000151800000FA0E3AEAB1873F7E497.wmf" xlink:type="simple" xlink:show="embed" xlink:actuate="onLoad"/></draw:frame></text:p>
      <text:p text:style-name="P48"><text:span text:style-name="T78">Clarification:</text:span><text:span text:style-name="T201"> </text:span>If the above amendment lacks support, the guidelines must clarify that dependents of the relativizer, if any, stay attached to the relativizer. The guidelines (nor Schuster and Manning) actually never said that the dependents should be reattached, <text:span text:style-name="T225">and they even contained an example where the relativizer had children which were not reattached</text:span>, but they <text:span text:style-name="T225">did not stress that the dependents stay where they are</text:span> and some users apparently thought <text:span text:style-name="T225">the dependents should go to the antecedent</text:span>. <text:span text:style-name="T222">Typical dependents are case markers (adpositions). Removing them from their nominal does not make sense (if case is expressed morphologically, we also would not strip the pronoun of its case marking) and attaching them to the antecedent would have undesirable consequences: If the nominal is a subject in the main clause, it is probably not supposed to have an adposition (in many languages, including English), and if the user comes to the node via the </text:span><text:span text:style-name="T10">nsubj</text:span><text:span text:style-name="T222"> relation, they will not expect to find an adposition among its children.</text:span></text:p>
      <text:p text:style-name="P80"><text:soft-page-break/><draw:frame draw:style-name="fr1" draw:name="Obrázek67" text:anchor-type="as-char" svg:width="4.6cm" svg:height="5.3cm" draw:z-index="3"><draw:image xlink:href="Pictures/20000259000011F8000014B4C40C992C35E624EB.wmf" xlink:type="simple" xlink:show="embed" xlink:actuate="onLoad"/></draw:frame> <draw:frame draw:style-name="fr1" draw:name="Obrázek66" text:anchor-type="as-char" svg:width="5.5cm" svg:height="5.8cm" draw:z-index="8"><draw:image xlink:href="Pictures/200002C90000157C000016A8B31127CD5E0C1426.wmf" xlink:type="simple" xlink:show="embed" xlink:actuate="onLoad"/></draw:frame></text:p>
      <text:p text:style-name="P88">Note that in <text:span text:style-name="T81">the episode where Monica sings</text:span><text:span text:style-name="T95">, the relative adverb is attached as </text:span><text:span text:style-name="T12">advmod</text:span><text:span text:style-name="T95"> but its antecedent is nominal, so it is attached as </text:span><text:span text:style-name="T12">obl</text:span><text:span text:style-name="T95">. Also note that the enhanced relations include deep syntactic relations. Therefore, in case marking languages the enhanced dependencies may link verb dependents that are not in the expected morphological case, required by surface syntax. In the above Czech example </text:span><text:span text:style-name="T178">dům, v němž žijeme</text:span><text:span text:style-name="T173"> </text:span><text:span text:style-name="T95">“the house we live in”, the relative modifier phrase </text:span><text:span text:style-name="T178">v němž</text:span><text:span text:style-name="T173"> </text:span><text:span text:style-name="T95">“in which” is obligatorily in the locative case form (</text:span><text:span text:style-name="T12">Case=Loc</text:span><text:span text:style-name="T95">). </text:span><text:span text:style-name="T114">If it were a main clause, the referent </text:span><text:span text:style-name="T182">dům</text:span><text:span text:style-name="T176"> </text:span><text:span text:style-name="T114">“house” would have to be in locative too: </text:span><text:span text:style-name="T182">v domě</text:span><text:span text:style-name="T176"> </text:span><text:span text:style-name="T114">“in house”. However, here it is in the nominative (</text:span><text:span text:style-name="T229">Case=Nom</text:span><text:span text:style-name="T114">), perhaps because it is the subject of the upper clause, and the enhanced dependency </text:span><text:span text:style-name="T229">obl</text:span><text:span text:style-name="T114"> going to a nominative dependent is something we would not expect to see, given the morphosyntactic rules of the language. The nominal has two incoming dependencies, one copied from the basic tree (surface syntax) and one added in the enhanced graph (deep syntax), and the form of the nominal obviously cannot accommodate both; it corresponds to the surface relation.</text:span></text:p>
      <text:p text:style-name="P89"><text:span text:style-name="T114">I</text:span><text:span text:style-name="T95">n English, a relative clause may contain a stranded preposition but no relative pronoun. Such constructions are analyzed using the standard UD approach to ellipsis, that is, the preposition is promoted to the </text:span><text:span text:style-name="T115">position of the elided pronoun both in the basic tree and in the enhanced graph.</text:span></text:p>
      <text:p text:style-name="P94"><draw:frame draw:style-name="fr1" draw:name="Obrázek69" text:anchor-type="as-char" svg:width="5.001cm" svg:height="4.399cm" draw:z-index="67"><draw:image xlink:href="Pictures/200002110000138800001130FFC0385A346AB49F.wmf" xlink:type="simple" xlink:show="embed" xlink:actuate="onLoad"/></draw:frame></text:p>
      <text:p text:style-name="P11">What to do with relative clauses where the relative pronoun is the nominal predicate?</text:p>
      <text:p text:style-name="P87">Check if <text:a xlink:type="simple" xlink:href="https://universaldependencies.org/workgroups/newdoc/relative_clauses.html" text:style-name="Internet_20_link" text:visited-style-name="Visited_20_Internet_20_Link">https://universaldependencies.org/workgroups/newdoc/relative_clauses.html</text:a> contains other examples we may want to show here. And once all the clarifications and amendments from this document are approved, make sure that they are reflected also on the page on relative clauses, not just in the enhanced syntax documentation.</text:p>
      <text:p text:style-name="P9">Expand relative clauses to participles?</text:p>
      <text:p text:style-name="P10">What about reflexive pronouns? They also encode grammatical coreference.</text:p>
      <text:h text:style-name="P103" text:outline-level="1"><text:soft-page-break/>Deep syntactic classification of certain relations</text:h>
      <text:p text:style-name="P91">Problems:<text:span text:style-name="T199"> Copying lemmas of function words as relation subtypes is in stark contrast with the main UD principle, “do not annotate the same thing in different ways”. So an inessive oblique modifier in Finnish will be </text:span><text:span text:style-name="T23">obl:ine</text:span><text:span text:style-name="T199"> (from </text:span><text:span text:style-name="T23">Case=Ine</text:span><text:span text:style-name="T199">), in Czech it will be </text:span><text:span text:style-name="T23">obl:v:loc</text:span><text:span text:style-name="T199"> (preposition </text:span><text:span text:style-name="T92">v</text:span><text:span text:style-name="T131"> + </text:span><text:span text:style-name="T17">Case=Loc</text:span><text:span text:style-name="T131">), in German it will be </text:span><text:span text:style-name="T17">obl:in:dat</text:span><text:span text:style-name="T131"> (preposition </text:span><text:span text:style-name="T92">in</text:span><text:span text:style-name="T131"> + </text:span><text:span text:style-name="T17">Case=Dat</text:span><text:span text:style-name="T131">), in English it will be </text:span><text:span text:style-name="T17">obl:in</text:span><text:span text:style-name="T131"> (preposition </text:span><text:span text:style-name="T92">in</text:span><text:span text:style-name="T131">) and in Chinese it will be </text:span><text:span text:style-name="T20">obl:在</text:span><text:span text:style-name="T131"> (preposition 在). </text:span><text:span text:style-name="T132">Sometimes same or very similar meanings will have different labels even within one language, depending on how much normalization beyond lemmatization the language-specific guidelines assume. For instance, English prepositions </text:span><text:span text:style-name="T93">despite</text:span><text:span text:style-name="T132"> and </text:span><text:span text:style-name="T93">in spite of</text:span><text:span text:style-name="T132"> may lead to two different relation types, </text:span><text:span text:style-name="T18">obl:despite</text:span><text:span text:style-name="T132"> and </text:span><text:span text:style-name="T18">obl:in_spite_of</text:span><text:span text:style-name="T132">. This approach leads to proliferation of subtypes, some of them not unique and some of them quite rare. Moreover, such subtypes contain non-ASCII letters, which is otherwise unusual for annotation labels and may be seen as an unnecessary complication.</text:span></text:p>
      <text:p text:style-name="P93"><text:span text:style-name="T132">S</text:span><text:span text:style-name="T131">imilar reservations apply to lemmas of subordinators serving as subtypes of </text:span><text:span text:style-name="T17">advcl</text:span><text:span text:style-name="T131">/</text:span><text:span text:style-name="T17">acl</text:span><text:span text:style-name="T131">, and lemmas of coordinators serving as subtypes of </text:span><text:span text:style-name="T17">conj</text:span><text:span text:style-name="T131">.</text:span></text:p>
      <text:p text:style-name="P92"><text:span text:style-name="T132">I </text:span><text:span text:style-name="T131">do not propose any solution now but in the long term I believe that we should address this. Perhaps in UD v3 we should define a universal set of case relation subtypes </text:span><text:span text:style-name="T137">based on the known values of the </text:span><text:span text:style-name="T231">Case</text:span><text:span text:style-name="T137"> feature. Instead of copying the lemma of the preposition to the subtype, the meaning of the preposition would be mapped to the standardized label that represents this mea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10-27T09:13:40.552000000</dc:date>
    <dc:creator>Daniel Zeman</dc:creator>
    <meta:editing-duration>P5DT15H10M15S</meta:editing-duration>
    <meta:editing-cycles>149</meta:editing-cycles>
    <meta:generator>LibreOffice/5.3.1.2$Windows_X86_64 LibreOffice_project/e80a0e0fd1875e1696614d24c32df0f95f03deb2</meta:generator>
    <meta:printed-by>Daniel Zeman</meta:printed-by>
    <meta:print-date>2023-08-30T13:54:35.036000000</meta:print-date>
    <meta:document-statistic meta:table-count="0" meta:image-count="68" meta:object-count="0" meta:page-count="25" meta:paragraph-count="118" meta:word-count="5730" meta:character-count="35652" meta:non-whitespace-character-count="29994"/>
  </office:meta>
</office:document-meta>
</file>